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0200000002577100ABC049BCB2.png" manifest:media-type="image/png"/>
  <manifest:file-entry manifest:full-path="Pictures/1000020100000002000000022DAD99C050283A4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solid" draw:fill-color="#b2b2b2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solid" draw:fill-color="#dddddd"/>
    </style:style>
    <style:style style:name="P1" style:family="paragraph">
      <loext:graphic-properties draw:fill="solid" draw:fill-color="#eeeeee"/>
    </style:style>
    <style:style style:name="P2" style:family="paragraph">
      <loext:graphic-properties draw:fill="none"/>
    </style:style>
    <style:style style:name="P3" style:family="paragraph">
      <loext:graphic-properties draw:fill="solid" draw:fill-color="#b2b2b2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dddddd"/>
    </style:style>
  </office:automatic-styles>
  <office:body>
    <office:drawing>
      <draw:page draw:name="page1" draw:style-name="dp1" draw:master-page-name="master-page3">
        <draw:polygon draw:style-name="gr1" draw:text-style-name="P1" draw:layer="layout" svg:width="5.531cm" svg:height="0.093cm" svg:x="2.007cm" svg:y="1.016cm" svg:viewBox="0 0 5532 94" draw:points="0,94 5532,94 5532,0 0,0">
          <text:p/>
        </draw:polygon>
        <draw:polygon draw:style-name="gr1" draw:text-style-name="P1" draw:layer="layout" svg:width="0.093cm" svg:height="0.425cm" svg:x="2.007cm" svg:y="1.108cm" svg:viewBox="0 0 94 426" draw:points="0,426 94,426 94,0 0,0">
          <text:p/>
        </draw:polygon>
        <draw:polygon draw:style-name="gr1" draw:text-style-name="P1" draw:layer="layout" svg:width="0.093cm" svg:height="0.425cm" svg:x="7.445cm" svg:y="1.108cm" svg:viewBox="0 0 94 426" draw:points="0,426 94,426 94,0 0,0">
          <text:p/>
        </draw:polygon>
        <draw:polygon draw:style-name="gr1" draw:text-style-name="P1" draw:layer="layout" svg:width="5.531cm" svg:height="0.093cm" svg:x="2.007cm" svg:y="1.533cm" svg:viewBox="0 0 5532 94" draw:points="0,94 5532,94 5532,0 0,0">
          <text:p/>
        </draw:polygon>
        <draw:polygon draw:style-name="gr1" draw:text-style-name="P1" draw:layer="layout" svg:width="5.345cm" svg:height="0.425cm" svg:x="2.1cm" svg:y="1.108cm" svg:viewBox="0 0 5346 426" draw:points="0,426 5346,426 5346,0 0,0">
          <text:p/>
        </draw:polygon>
        <draw:frame draw:style-name="gr2" draw:text-style-name="P2" draw:layer="layout" svg:width="2.926cm" svg:height="0.422cm" svg:x="2.101cm" svg:y="1.109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532cm" svg:height="0.406cm" svg:x="7.538cm" svg:y="1.016cm" svg:viewBox="0 0 5533 407" draw:points="0,407 5533,407 5533,0 0,0">
          <text:p/>
        </draw:polygon>
        <draw:polygon draw:style-name="gr1" draw:text-style-name="P1" draw:layer="layout" svg:width="0.093cm" svg:height="0.424cm" svg:x="7.538cm" svg:y="1.422cm" svg:viewBox="0 0 94 425" draw:points="0,425 94,425 94,0 0,0">
          <text:p/>
        </draw:polygon>
        <draw:polygon draw:style-name="gr1" draw:text-style-name="P1" draw:layer="layout" svg:width="0.094cm" svg:height="0.424cm" svg:x="12.976cm" svg:y="1.422cm" svg:viewBox="0 0 95 425" draw:points="0,425 95,425 95,0 0,0">
          <text:p/>
        </draw:polygon>
        <draw:polygon draw:style-name="gr1" draw:text-style-name="P1" draw:layer="layout" svg:width="5.532cm" svg:height="0.406cm" svg:x="7.538cm" svg:y="1.846cm" svg:viewBox="0 0 5533 407" draw:points="0,407 5533,407 5533,0 0,0">
          <text:p/>
        </draw:polygon>
        <draw:polygon draw:style-name="gr1" draw:text-style-name="P1" draw:layer="layout" svg:width="5.345cm" svg:height="0.424cm" svg:x="7.631cm" svg:y="1.422cm" svg:viewBox="0 0 5346 425" draw:points="0,425 5346,425 5346,0 0,0">
          <text:p/>
        </draw:polygon>
        <draw:frame draw:style-name="gr2" draw:text-style-name="P2" draw:layer="layout" svg:width="2.06cm" svg:height="0.422cm" svg:x="7.954cm" svg:y="1.423cm">
          <draw:image xlink:href="Pictures/100002010000000200000002577100ABC049BCB2.png" xlink:type="simple" xlink:show="embed" xlink:actuate="onLoad">
            <text:p/>
          </draw:image>
        </draw:frame>
        <draw:frame draw:style-name="gr2" draw:text-style-name="P2" draw:layer="layout" svg:width="0.253cm" svg:height="0.422cm" svg:x="9.809cm" svg:y="1.423cm">
          <draw:image xlink:href="Pictures/100002010000000200000002577100ABC049BCB2.png" xlink:type="simple" xlink:show="embed" xlink:actuate="onLoad">
            <text:p/>
          </draw:image>
        </draw:frame>
        <draw:frame draw:style-name="gr2" draw:text-style-name="P2" draw:layer="layout" svg:width="2.894cm" svg:height="0.422cm" svg:x="9.936cm" svg:y="1.423cm">
          <draw:image xlink:href="Pictures/100002010000000200000002577100ABC049BCB2.png" xlink:type="simple" xlink:show="embed" xlink:actuate="onLoad">
            <text:p/>
          </draw:image>
        </draw:frame>
        <draw:polygon draw:style-name="gr1" draw:text-style-name="P1" draw:layer="layout" svg:width="5.921cm" svg:height="0.093cm" svg:x="13.078cm" svg:y="1.016cm" svg:viewBox="0 0 5922 94" draw:points="0,94 5922,94 5922,0 0,0">
          <text:p/>
        </draw:polygon>
        <draw:polygon draw:style-name="gr1" draw:text-style-name="P1" draw:layer="layout" svg:width="0.093cm" svg:height="0.425cm" svg:x="13.078cm" svg:y="1.108cm" svg:viewBox="0 0 94 426" draw:points="0,426 94,426 94,0 0,0">
          <text:p/>
        </draw:polygon>
        <draw:polygon draw:style-name="gr1" draw:text-style-name="P1" draw:layer="layout" svg:width="0.094cm" svg:height="0.425cm" svg:x="18.905cm" svg:y="1.108cm" svg:viewBox="0 0 95 426" draw:points="0,426 95,426 95,0 0,0">
          <text:p/>
        </draw:polygon>
        <draw:polygon draw:style-name="gr1" draw:text-style-name="P1" draw:layer="layout" svg:width="5.921cm" svg:height="0.093cm" svg:x="13.078cm" svg:y="1.533cm" svg:viewBox="0 0 5922 94" draw:points="0,94 5922,94 5922,0 0,0">
          <text:p/>
        </draw:polygon>
        <draw:polygon draw:style-name="gr1" draw:text-style-name="P1" draw:layer="layout" svg:width="5.734cm" svg:height="0.425cm" svg:x="13.171cm" svg:y="1.108cm" svg:viewBox="0 0 5735 426" draw:points="0,426 5735,426 5735,0 0,0">
          <text:p/>
        </draw:polygon>
        <draw:frame draw:style-name="gr2" draw:text-style-name="P2" draw:layer="layout" svg:width="0.372cm" svg:height="0.422cm" svg:x="16.957cm" svg:y="1.109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1.946cm" svg:height="0.422cm" svg:x="17.144cm" svg:y="1.109cm">
          <draw:image xlink:href="Pictures/1000020100000002000000022DAD99C050283A40.png" xlink:type="simple" xlink:show="embed" xlink:actuate="onLoad">
            <text:p/>
          </draw:image>
        </draw:frame>
        <draw:polygon draw:style-name="gr3" draw:text-style-name="P3" draw:layer="layout" svg:width="0.009cm" svg:height="0.11cm" svg:x="1.998cm" svg:y="0.999cm" svg:viewBox="0 0 10 111" draw:points="0,111 10,111 10,0 0,0">
          <text:p/>
        </draw:polygon>
        <draw:polygon draw:style-name="gr3" draw:text-style-name="P3" draw:layer="layout" svg:width="0.009cm" svg:height="0.008cm" svg:x="1.998cm" svg:y="0.999cm" svg:viewBox="0 0 10 9" draw:points="0,9 10,9 10,0 0,0">
          <text:p/>
        </draw:polygon>
        <draw:polygon draw:style-name="gr3" draw:text-style-name="P3" draw:layer="layout" svg:width="5.523cm" svg:height="0.008cm" svg:x="2.007cm" svg:y="0.999cm" svg:viewBox="0 0 5524 9" draw:points="0,9 5524,9 5524,0 0,0">
          <text:p/>
        </draw:polygon>
        <draw:polygon draw:style-name="gr1" draw:text-style-name="P1" draw:layer="layout" svg:width="5.523cm" svg:height="0.102cm" svg:x="2.007cm" svg:y="1.007cm" svg:viewBox="0 0 5524 103" draw:points="0,103 5524,103 5524,0 0,0">
          <text:p/>
        </draw:polygon>
        <draw:polygon draw:style-name="gr3" draw:text-style-name="P3" draw:layer="layout" svg:width="0.008cm" svg:height="0.102cm" svg:x="7.53cm" svg:y="1.007cm" svg:viewBox="0 0 9 103" draw:points="0,103 9,103 9,0 0,0">
          <text:p/>
        </draw:polygon>
        <draw:polygon draw:style-name="gr3" draw:text-style-name="P3" draw:layer="layout" svg:width="0.008cm" svg:height="0.008cm" svg:x="7.53cm" svg:y="0.999cm" svg:viewBox="0 0 9 9" draw:points="0,9 9,9 9,0 0,0">
          <text:p/>
        </draw:polygon>
        <draw:polygon draw:style-name="gr3" draw:text-style-name="P3" draw:layer="layout" svg:width="5.523cm" svg:height="0.008cm" svg:x="7.538cm" svg:y="0.999cm" svg:viewBox="0 0 5524 9" draw:points="0,9 5524,9 5524,0 0,0">
          <text:p/>
        </draw:polygon>
        <draw:polygon draw:style-name="gr1" draw:text-style-name="P1" draw:layer="layout" svg:width="5.523cm" svg:height="0.102cm" svg:x="7.538cm" svg:y="1.007cm" svg:viewBox="0 0 5524 103" draw:points="0,103 5524,103 5524,0 0,0">
          <text:p/>
        </draw:polygon>
        <draw:polygon draw:style-name="gr3" draw:text-style-name="P3" draw:layer="layout" svg:width="0.009cm" svg:height="0.102cm" svg:x="13.061cm" svg:y="1.007cm" svg:viewBox="0 0 10 103" draw:points="0,103 10,103 10,0 0,0">
          <text:p/>
        </draw:polygon>
        <draw:polygon draw:style-name="gr3" draw:text-style-name="P3" draw:layer="layout" svg:width="0.009cm" svg:height="0.008cm" svg:x="13.061cm" svg:y="0.999cm" svg:viewBox="0 0 10 9" draw:points="0,9 10,9 10,0 0,0">
          <text:p/>
        </draw:polygon>
        <draw:polygon draw:style-name="gr3" draw:text-style-name="P3" draw:layer="layout" svg:width="5.92cm" svg:height="0.008cm" svg:x="13.07cm" svg:y="0.999cm" svg:viewBox="0 0 5921 9" draw:points="0,9 5921,9 5921,0 0,0">
          <text:p/>
        </draw:polygon>
        <draw:polygon draw:style-name="gr1" draw:text-style-name="P1" draw:layer="layout" svg:width="5.92cm" svg:height="0.102cm" svg:x="13.07cm" svg:y="1.007cm" svg:viewBox="0 0 5921 103" draw:points="0,103 5921,103 5921,0 0,0">
          <text:p/>
        </draw:polygon>
        <draw:polygon draw:style-name="gr3" draw:text-style-name="P3" draw:layer="layout" svg:width="0.009cm" svg:height="0.11cm" svg:x="18.99cm" svg:y="0.999cm" svg:viewBox="0 0 10 111" draw:points="0,111 10,111 10,0 0,0">
          <text:p/>
        </draw:polygon>
        <draw:polygon draw:style-name="gr3" draw:text-style-name="P3" draw:layer="layout" svg:width="0.009cm" svg:height="0.008cm" svg:x="18.99cm" svg:y="0.999cm" svg:viewBox="0 0 10 9" draw:points="0,9 10,9 10,0 0,0">
          <text:p/>
        </draw:polygon>
        <draw:polygon draw:style-name="gr1" draw:text-style-name="P1" draw:layer="layout" svg:width="5.523cm" svg:height="0.093cm" svg:x="2.007cm" svg:y="1.524cm" svg:viewBox="0 0 5524 94" draw:points="0,94 5524,94 5524,0 0,0">
          <text:p/>
        </draw:polygon>
        <draw:polygon draw:style-name="gr3" draw:text-style-name="P3" draw:layer="layout" svg:width="0.009cm" svg:height="0.518cm" svg:x="1.998cm" svg:y="1.108cm" svg:viewBox="0 0 10 519" draw:points="0,519 10,519 10,0 0,0">
          <text:p/>
        </draw:polygon>
        <draw:polygon draw:style-name="gr3" draw:text-style-name="P3" draw:layer="layout" svg:width="0.008cm" svg:height="0.518cm" svg:x="7.53cm" svg:y="1.108cm" svg:viewBox="0 0 9 519" draw:points="0,519 9,519 9,0 0,0">
          <text:p/>
        </draw:polygon>
        <draw:polygon draw:style-name="gr1" draw:text-style-name="P1" draw:layer="layout" svg:width="5.929cm" svg:height="0.093cm" svg:x="13.07cm" svg:y="1.524cm" svg:viewBox="0 0 5930 94" draw:points="0,94 5930,94 5930,0 0,0">
          <text:p/>
        </draw:polygon>
        <draw:polygon draw:style-name="gr3" draw:text-style-name="P3" draw:layer="layout" svg:width="0.009cm" svg:height="0.518cm" svg:x="13.061cm" svg:y="1.108cm" svg:viewBox="0 0 10 519" draw:points="0,519 10,519 10,0 0,0">
          <text:p/>
        </draw:polygon>
        <draw:polygon draw:style-name="gr3" draw:text-style-name="P3" draw:layer="layout" svg:width="0.009cm" svg:height="0.518cm" svg:x="18.99cm" svg:y="1.108cm" svg:viewBox="0 0 10 519" draw:points="0,519 10,519 10,0 0,0">
          <text:p/>
        </draw:polygon>
        <draw:polygon draw:style-name="gr1" draw:text-style-name="P1" draw:layer="layout" svg:width="5.531cm" svg:height="0.093cm" svg:x="2.007cm" svg:y="1.643cm" svg:viewBox="0 0 5532 94" draw:points="0,94 5532,94 5532,0 0,0">
          <text:p/>
        </draw:polygon>
        <draw:polygon draw:style-name="gr1" draw:text-style-name="P1" draw:layer="layout" svg:width="0.093cm" svg:height="0.423cm" svg:x="2.007cm" svg:y="1.736cm" svg:viewBox="0 0 94 424" draw:points="0,424 94,424 94,0 0,0">
          <text:p/>
        </draw:polygon>
        <draw:polygon draw:style-name="gr1" draw:text-style-name="P1" draw:layer="layout" svg:width="0.093cm" svg:height="0.423cm" svg:x="7.445cm" svg:y="1.736cm" svg:viewBox="0 0 94 424" draw:points="0,424 94,424 94,0 0,0">
          <text:p/>
        </draw:polygon>
        <draw:polygon draw:style-name="gr1" draw:text-style-name="P1" draw:layer="layout" svg:width="5.531cm" svg:height="0.093cm" svg:x="2.007cm" svg:y="2.159cm" svg:viewBox="0 0 5532 94" draw:points="0,94 5532,94 5532,0 0,0">
          <text:p/>
        </draw:polygon>
        <draw:polygon draw:style-name="gr1" draw:text-style-name="P1" draw:layer="layout" svg:width="5.345cm" svg:height="0.423cm" svg:x="2.1cm" svg:y="1.736cm" svg:viewBox="0 0 5346 424" draw:points="0,424 5346,424 5346,0 0,0">
          <text:p/>
        </draw:polygon>
        <draw:frame draw:style-name="gr2" draw:text-style-name="P2" draw:layer="layout" svg:width="1.787cm" svg:height="0.422cm" svg:x="2.101cm" svg:y="1.736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0.418cm" svg:height="0.422cm" svg:x="3.71cm" svg:y="1.736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0.355cm" svg:height="0.422cm" svg:x="3.99cm" svg:y="1.736cm">
          <draw:image xlink:href="Pictures/100002010000000200000002577100ABC049BCB2.png" xlink:type="simple" xlink:show="embed" xlink:actuate="onLoad">
            <text:p/>
          </draw:image>
        </draw:frame>
        <draw:frame draw:style-name="gr2" draw:text-style-name="P2" draw:layer="layout" svg:width="1.993cm" svg:height="0.422cm" svg:x="4.252cm" svg:y="1.736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921cm" svg:height="0.093cm" svg:x="13.078cm" svg:y="1.643cm" svg:viewBox="0 0 5922 94" draw:points="0,94 5922,94 5922,0 0,0">
          <text:p/>
        </draw:polygon>
        <draw:polygon draw:style-name="gr1" draw:text-style-name="P1" draw:layer="layout" svg:width="0.093cm" svg:height="0.423cm" svg:x="13.078cm" svg:y="1.736cm" svg:viewBox="0 0 94 424" draw:points="0,424 94,424 94,0 0,0">
          <text:p/>
        </draw:polygon>
        <draw:polygon draw:style-name="gr1" draw:text-style-name="P1" draw:layer="layout" svg:width="0.094cm" svg:height="0.423cm" svg:x="18.905cm" svg:y="1.736cm" svg:viewBox="0 0 95 424" draw:points="0,424 95,424 95,0 0,0">
          <text:p/>
        </draw:polygon>
        <draw:polygon draw:style-name="gr1" draw:text-style-name="P1" draw:layer="layout" svg:width="5.921cm" svg:height="0.093cm" svg:x="13.078cm" svg:y="2.159cm" svg:viewBox="0 0 5922 94" draw:points="0,94 5922,94 5922,0 0,0">
          <text:p/>
        </draw:polygon>
        <draw:polygon draw:style-name="gr1" draw:text-style-name="P1" draw:layer="layout" svg:width="5.734cm" svg:height="0.423cm" svg:x="13.171cm" svg:y="1.736cm" svg:viewBox="0 0 5735 424" draw:points="0,424 5735,424 5735,0 0,0">
          <text:p/>
        </draw:polygon>
        <draw:frame draw:style-name="gr2" draw:text-style-name="P2" draw:layer="layout" svg:width="0.789cm" svg:height="0.422cm" svg:x="17.11cm" svg:y="1.736cm">
          <draw:image xlink:href="Pictures/100002010000000200000002577100ABC049BCB2.png" xlink:type="simple" xlink:show="embed" xlink:actuate="onLoad">
            <text:p/>
          </draw:image>
        </draw:frame>
        <draw:frame draw:style-name="gr2" draw:text-style-name="P2" draw:layer="layout" svg:width="0.405cm" svg:height="0.422cm" svg:x="17.703cm" svg:y="1.736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0.405cm" svg:height="0.422cm" svg:x="17.906cm" svg:y="1.736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0.909cm" svg:height="0.422cm" svg:x="18.186cm" svg:y="1.736cm">
          <draw:image xlink:href="Pictures/1000020100000002000000022DAD99C050283A40.png" xlink:type="simple" xlink:show="embed" xlink:actuate="onLoad">
            <text:p/>
          </draw:image>
        </draw:frame>
        <draw:polygon draw:style-name="gr3" draw:text-style-name="P3" draw:layer="layout" svg:width="0.009cm" svg:height="0.11cm" svg:x="1.998cm" svg:y="1.626cm" svg:viewBox="0 0 10 111" draw:points="0,111 10,111 10,0 0,0">
          <text:p/>
        </draw:polygon>
        <draw:polygon draw:style-name="gr3" draw:text-style-name="P3" draw:layer="layout" svg:width="5.523cm" svg:height="0.008cm" svg:x="2.007cm" svg:y="1.626cm" svg:viewBox="0 0 5524 9" draw:points="0,9 5524,9 5524,0 0,0">
          <text:p/>
        </draw:polygon>
        <draw:polygon draw:style-name="gr1" draw:text-style-name="P1" draw:layer="layout" svg:width="5.523cm" svg:height="0.102cm" svg:x="2.007cm" svg:y="1.634cm" svg:viewBox="0 0 5524 103" draw:points="0,103 5524,103 5524,0 0,0">
          <text:p/>
        </draw:polygon>
        <draw:polygon draw:style-name="gr3" draw:text-style-name="P3" draw:layer="layout" svg:width="0.008cm" svg:height="0.11cm" svg:x="7.53cm" svg:y="1.626cm" svg:viewBox="0 0 9 111" draw:points="0,111 9,111 9,0 0,0">
          <text:p/>
        </draw:polygon>
        <draw:polygon draw:style-name="gr3" draw:text-style-name="P3" draw:layer="layout" svg:width="0.009cm" svg:height="0.11cm" svg:x="13.061cm" svg:y="1.626cm" svg:viewBox="0 0 10 111" draw:points="0,111 10,111 10,0 0,0">
          <text:p/>
        </draw:polygon>
        <draw:polygon draw:style-name="gr3" draw:text-style-name="P3" draw:layer="layout" svg:width="5.92cm" svg:height="0.008cm" svg:x="13.07cm" svg:y="1.626cm" svg:viewBox="0 0 5921 9" draw:points="0,9 5921,9 5921,0 0,0">
          <text:p/>
        </draw:polygon>
        <draw:polygon draw:style-name="gr1" draw:text-style-name="P1" draw:layer="layout" svg:width="5.92cm" svg:height="0.102cm" svg:x="13.07cm" svg:y="1.634cm" svg:viewBox="0 0 5921 103" draw:points="0,103 5921,103 5921,0 0,0">
          <text:p/>
        </draw:polygon>
        <draw:polygon draw:style-name="gr3" draw:text-style-name="P3" draw:layer="layout" svg:width="0.009cm" svg:height="0.11cm" svg:x="18.99cm" svg:y="1.626cm" svg:viewBox="0 0 10 111" draw:points="0,111 10,111 10,0 0,0">
          <text:p/>
        </draw:polygon>
        <draw:polygon draw:style-name="gr1" draw:text-style-name="P1" draw:layer="layout" svg:width="5.523cm" svg:height="0.093cm" svg:x="2.007cm" svg:y="2.151cm" svg:viewBox="0 0 5524 94" draw:points="0,94 5524,94 5524,0 0,0">
          <text:p/>
        </draw:polygon>
        <draw:polygon draw:style-name="gr3" draw:text-style-name="P3" draw:layer="layout" svg:width="0.009cm" svg:height="0.516cm" svg:x="1.998cm" svg:y="1.736cm" svg:viewBox="0 0 10 517" draw:points="0,517 10,517 10,0 0,0">
          <text:p/>
        </draw:polygon>
        <draw:polygon draw:style-name="gr3" draw:text-style-name="P3" draw:layer="layout" svg:width="0.009cm" svg:height="0.009cm" svg:x="1.998cm" svg:y="2.252cm" svg:viewBox="0 0 10 10" draw:points="0,10 10,10 10,0 0,0">
          <text:p/>
        </draw:polygon>
        <draw:polygon draw:style-name="gr3" draw:text-style-name="P3" draw:layer="layout" svg:width="0.009cm" svg:height="0.009cm" svg:x="1.998cm" svg:y="2.252cm" svg:viewBox="0 0 10 10" draw:points="0,10 10,10 10,0 0,0">
          <text:p/>
        </draw:polygon>
        <draw:polygon draw:style-name="gr3" draw:text-style-name="P3" draw:layer="layout" svg:width="5.523cm" svg:height="0.009cm" svg:x="2.007cm" svg:y="2.252cm" svg:viewBox="0 0 5524 10" draw:points="0,10 5524,10 5524,0 0,0">
          <text:p/>
        </draw:polygon>
        <draw:polygon draw:style-name="gr1" draw:text-style-name="P1" draw:layer="layout" svg:width="5.523cm" svg:height="0.093cm" svg:x="7.538cm" svg:y="2.151cm" svg:viewBox="0 0 5524 94" draw:points="0,94 5524,94 5524,0 0,0">
          <text:p/>
        </draw:polygon>
        <draw:polygon draw:style-name="gr3" draw:text-style-name="P3" draw:layer="layout" svg:width="0.008cm" svg:height="0.516cm" svg:x="7.53cm" svg:y="1.736cm" svg:viewBox="0 0 9 517" draw:points="0,517 9,517 9,0 0,0">
          <text:p/>
        </draw:polygon>
        <draw:polygon draw:style-name="gr3" draw:text-style-name="P3" draw:layer="layout" svg:width="0.008cm" svg:height="0.009cm" svg:x="7.53cm" svg:y="2.252cm" svg:viewBox="0 0 9 10" draw:points="0,10 9,10 9,0 0,0">
          <text:p/>
        </draw:polygon>
        <draw:polygon draw:style-name="gr3" draw:text-style-name="P3" draw:layer="layout" svg:width="5.523cm" svg:height="0.009cm" svg:x="7.538cm" svg:y="2.252cm" svg:viewBox="0 0 5524 10" draw:points="0,10 5524,10 5524,0 0,0">
          <text:p/>
        </draw:polygon>
        <draw:polygon draw:style-name="gr1" draw:text-style-name="P1" draw:layer="layout" svg:width="5.929cm" svg:height="0.093cm" svg:x="13.07cm" svg:y="2.151cm" svg:viewBox="0 0 5930 94" draw:points="0,94 5930,94 5930,0 0,0">
          <text:p/>
        </draw:polygon>
        <draw:polygon draw:style-name="gr3" draw:text-style-name="P3" draw:layer="layout" svg:width="0.009cm" svg:height="0.516cm" svg:x="13.061cm" svg:y="1.736cm" svg:viewBox="0 0 10 517" draw:points="0,517 10,517 10,0 0,0">
          <text:p/>
        </draw:polygon>
        <draw:polygon draw:style-name="gr3" draw:text-style-name="P3" draw:layer="layout" svg:width="0.009cm" svg:height="0.009cm" svg:x="13.061cm" svg:y="2.252cm" svg:viewBox="0 0 10 10" draw:points="0,10 10,10 10,0 0,0">
          <text:p/>
        </draw:polygon>
        <draw:polygon draw:style-name="gr3" draw:text-style-name="P3" draw:layer="layout" svg:width="5.92cm" svg:height="0.009cm" svg:x="13.07cm" svg:y="2.252cm" svg:viewBox="0 0 5921 10" draw:points="0,10 5921,10 5921,0 0,0">
          <text:p/>
        </draw:polygon>
        <draw:polygon draw:style-name="gr3" draw:text-style-name="P3" draw:layer="layout" svg:width="0.009cm" svg:height="0.516cm" svg:x="18.99cm" svg:y="1.736cm" svg:viewBox="0 0 10 517" draw:points="0,517 10,517 10,0 0,0">
          <text:p/>
        </draw:polygon>
        <draw:polygon draw:style-name="gr3" draw:text-style-name="P3" draw:layer="layout" svg:width="0.009cm" svg:height="0.009cm" svg:x="18.99cm" svg:y="2.252cm" svg:viewBox="0 0 10 10" draw:points="0,10 10,10 10,0 0,0">
          <text:p/>
        </draw:polygon>
        <draw:polygon draw:style-name="gr3" draw:text-style-name="P3" draw:layer="layout" svg:width="0.009cm" svg:height="0.009cm" svg:x="18.99cm" svg:y="2.252cm" svg:viewBox="0 0 10 10" draw:points="0,10 10,10 10,0 0,0">
          <text:p/>
        </draw:polygon>
        <draw:polygon draw:style-name="gr4" draw:text-style-name="P4" draw:layer="layout" svg:width="5.692cm" svg:height="0.008cm" svg:x="1.956cm" svg:y="24.705cm" svg:viewBox="0 0 5693 9" draw:points="0,9 5693,9 5693,0 0,0">
          <text:p/>
        </draw:polygon>
        <draw:polygon draw:style-name="gr4" draw:text-style-name="P4" draw:layer="layout" svg:width="5.7cm" svg:height="0.008cm" svg:x="13.29cm" svg:y="24.705cm" svg:viewBox="0 0 5701 9" draw:points="0,9 5701,9 5701,0 0,0">
          <text:p/>
        </draw:polygon>
        <draw:frame draw:style-name="gr2" draw:text-style-name="P2" draw:layer="layout" svg:width="3.621cm" svg:height="0.422cm" svg:x="2.084cm" svg:y="24.815cm">
          <draw:image xlink:href="Pictures/100002010000000200000002577100ABC049BCB2.png" xlink:type="simple" xlink:show="embed" xlink:actuate="onLoad">
            <text:p/>
          </draw:image>
        </draw:frame>
        <draw:frame draw:style-name="gr2" draw:text-style-name="P2" draw:layer="layout" svg:width="4.575cm" svg:height="0.422cm" svg:x="14.484cm" svg:y="24.815cm">
          <draw:image xlink:href="Pictures/1000020100000002000000022DAD99C050283A40.png" xlink:type="simple" xlink:show="embed" xlink:actuate="onLoad">
            <text:p/>
          </draw:image>
        </draw:frame>
        <draw:polygon draw:style-name="gr4" draw:text-style-name="P4" draw:layer="layout" svg:width="5.692cm" svg:height="0.008cm" svg:x="7.623cm" svg:y="26.923cm" svg:viewBox="0 0 5693 9" draw:points="0,9 5693,9 5693,0 0,0">
          <text:p/>
        </draw:polygon>
        <draw:frame draw:style-name="gr2" draw:text-style-name="P2" draw:layer="layout" svg:width="7.333cm" svg:height="0.422cm" svg:x="6.937cm" svg:y="27.025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2.023cm" svg:height="0.422cm" svg:x="9.555cm" svg:y="27.449cm">
          <draw:image xlink:href="Pictures/1000020100000002000000022DAD99C050283A40.png" xlink:type="simple" xlink:show="embed" xlink:actuate="onLoad">
            <text:p/>
          </draw:image>
        </draw:frame>
        <draw:polygon draw:style-name="gr5" draw:text-style-name="P5" draw:layer="layout" svg:width="4.709cm" svg:height="0.525cm" svg:x="2.007cm" svg:y="3.014cm" svg:viewBox="0 0 4710 526" draw:points="0,526 4710,526 4710,0 0,0">
          <text:p/>
        </draw:polygon>
        <draw:polygon draw:style-name="gr5" draw:text-style-name="P5" draw:layer="layout" svg:width="0.093cm" svg:height="0.424cm" svg:x="2.007cm" svg:y="3.539cm" svg:viewBox="0 0 94 425" draw:points="0,425 94,425 94,0 0,0">
          <text:p/>
        </draw:polygon>
        <draw:polygon draw:style-name="gr5" draw:text-style-name="P5" draw:layer="layout" svg:width="0.093cm" svg:height="0.424cm" svg:x="6.623cm" svg:y="3.539cm" svg:viewBox="0 0 94 425" draw:points="0,425 94,425 94,0 0,0">
          <text:p/>
        </draw:polygon>
        <draw:polygon draw:style-name="gr5" draw:text-style-name="P5" draw:layer="layout" svg:width="4.709cm" svg:height="0.534cm" svg:x="2.007cm" svg:y="3.963cm" svg:viewBox="0 0 4710 535" draw:points="0,535 4710,535 4710,0 0,0">
          <text:p/>
        </draw:polygon>
        <draw:polygon draw:style-name="gr5" draw:text-style-name="P5" draw:layer="layout" svg:width="4.523cm" svg:height="0.424cm" svg:x="2.1cm" svg:y="3.539cm" svg:viewBox="0 0 4524 425" draw:points="0,425 4524,425 4524,0 0,0">
          <text:p/>
        </draw:polygon>
        <draw:frame draw:style-name="gr2" draw:text-style-name="P2" draw:layer="layout" svg:width="0.778cm" svg:height="0.422cm" svg:x="4.066cm" svg:y="3.54cm">
          <draw:image xlink:href="Pictures/100002010000000200000002577100ABC049BCB2.png" xlink:type="simple" xlink:show="embed" xlink:actuate="onLoad">
            <text:p/>
          </draw:image>
        </draw:frame>
        <draw:polygon draw:style-name="gr5" draw:text-style-name="P5" draw:layer="layout" svg:width="5.573cm" svg:height="0.525cm" svg:x="6.725cm" svg:y="3.014cm" svg:viewBox="0 0 5574 526" draw:points="0,526 5574,526 5574,0 0,0">
          <text:p/>
        </draw:polygon>
        <draw:polygon draw:style-name="gr5" draw:text-style-name="P5" draw:layer="layout" svg:width="0.093cm" svg:height="0.424cm" svg:x="6.725cm" svg:y="3.539cm" svg:viewBox="0 0 94 425" draw:points="0,425 94,425 94,0 0,0">
          <text:p/>
        </draw:polygon>
        <draw:polygon draw:style-name="gr5" draw:text-style-name="P5" draw:layer="layout" svg:width="0.093cm" svg:height="0.424cm" svg:x="12.205cm" svg:y="3.539cm" svg:viewBox="0 0 94 425" draw:points="0,425 94,425 94,0 0,0">
          <text:p/>
        </draw:polygon>
        <draw:polygon draw:style-name="gr5" draw:text-style-name="P5" draw:layer="layout" svg:width="5.573cm" svg:height="0.534cm" svg:x="6.725cm" svg:y="3.963cm" svg:viewBox="0 0 5574 535" draw:points="0,535 5574,535 5574,0 0,0">
          <text:p/>
        </draw:polygon>
        <draw:polygon draw:style-name="gr5" draw:text-style-name="P5" draw:layer="layout" svg:width="5.387cm" svg:height="0.424cm" svg:x="6.818cm" svg:y="3.539cm" svg:viewBox="0 0 5388 425" draw:points="0,425 5388,425 5388,0 0,0">
          <text:p/>
        </draw:polygon>
        <draw:frame draw:style-name="gr2" draw:text-style-name="P2" draw:layer="layout" svg:width="1.284cm" svg:height="0.422cm" svg:x="8.961cm" svg:y="3.54cm">
          <draw:image xlink:href="Pictures/100002010000000200000002577100ABC049BCB2.png" xlink:type="simple" xlink:show="embed" xlink:actuate="onLoad">
            <text:p/>
          </draw:image>
        </draw:frame>
        <draw:polygon draw:style-name="gr5" draw:text-style-name="P5" draw:layer="layout" svg:width="3.989cm" svg:height="0.525cm" svg:x="12.307cm" svg:y="3.014cm" svg:viewBox="0 0 3990 526" draw:points="0,526 3990,526 3990,0 0,0">
          <text:p/>
        </draw:polygon>
        <draw:polygon draw:style-name="gr5" draw:text-style-name="P5" draw:layer="layout" svg:width="0.093cm" svg:height="0.424cm" svg:x="12.307cm" svg:y="3.539cm" svg:viewBox="0 0 94 425" draw:points="0,425 94,425 94,0 0,0">
          <text:p/>
        </draw:polygon>
        <draw:polygon draw:style-name="gr5" draw:text-style-name="P5" draw:layer="layout" svg:width="0.093cm" svg:height="0.424cm" svg:x="16.203cm" svg:y="3.539cm" svg:viewBox="0 0 94 425" draw:points="0,425 94,425 94,0 0,0">
          <text:p/>
        </draw:polygon>
        <draw:polygon draw:style-name="gr5" draw:text-style-name="P5" draw:layer="layout" svg:width="3.989cm" svg:height="0.534cm" svg:x="12.307cm" svg:y="3.963cm" svg:viewBox="0 0 3990 535" draw:points="0,535 3990,535 3990,0 0,0">
          <text:p/>
        </draw:polygon>
        <draw:polygon draw:style-name="gr5" draw:text-style-name="P5" draw:layer="layout" svg:width="3.803cm" svg:height="0.424cm" svg:x="12.4cm" svg:y="3.539cm" svg:viewBox="0 0 3804 425" draw:points="0,425 3804,425 3804,0 0,0">
          <text:p/>
        </draw:polygon>
        <draw:frame draw:style-name="gr2" draw:text-style-name="P2" draw:layer="layout" svg:width="2.124cm" svg:height="0.422cm" svg:x="13.324cm" svg:y="3.54cm">
          <draw:image xlink:href="Pictures/1000020100000002000000022DAD99C050283A40.png" xlink:type="simple" xlink:show="embed" xlink:actuate="onLoad">
            <text:p/>
          </draw:image>
        </draw:frame>
        <draw:polygon draw:style-name="gr5" draw:text-style-name="P5" draw:layer="layout" svg:width="2.719cm" svg:height="0.525cm" svg:x="16.305cm" svg:y="3.014cm" svg:viewBox="0 0 2720 526" draw:points="0,526 2720,526 2720,0 0,0">
          <text:p/>
        </draw:polygon>
        <draw:polygon draw:style-name="gr5" draw:text-style-name="P5" draw:layer="layout" svg:width="0.093cm" svg:height="0.424cm" svg:x="16.305cm" svg:y="3.539cm" svg:viewBox="0 0 94 425" draw:points="0,425 94,425 94,0 0,0">
          <text:p/>
        </draw:polygon>
        <draw:polygon draw:style-name="gr5" draw:text-style-name="P5" draw:layer="layout" svg:width="0.094cm" svg:height="0.424cm" svg:x="18.93cm" svg:y="3.539cm" svg:viewBox="0 0 95 425" draw:points="0,425 95,425 95,0 0,0">
          <text:p/>
        </draw:polygon>
        <draw:polygon draw:style-name="gr5" draw:text-style-name="P5" draw:layer="layout" svg:width="2.719cm" svg:height="0.534cm" svg:x="16.305cm" svg:y="3.963cm" svg:viewBox="0 0 2720 535" draw:points="0,535 2720,535 2720,0 0,0">
          <text:p/>
        </draw:polygon>
        <draw:polygon draw:style-name="gr5" draw:text-style-name="P5" draw:layer="layout" svg:width="2.532cm" svg:height="0.424cm" svg:x="16.398cm" svg:y="3.539cm" svg:viewBox="0 0 2533 425" draw:points="0,425 2533,425 2533,0 0,0">
          <text:p/>
        </draw:polygon>
        <draw:frame draw:style-name="gr2" draw:text-style-name="P2" draw:layer="layout" svg:width="0.846cm" svg:height="0.422cm" svg:x="17.347cm" svg:y="3.54cm">
          <draw:image xlink:href="Pictures/100002010000000200000002577100ABC049BCB2.png" xlink:type="simple" xlink:show="embed" xlink:actuate="onLoad">
            <text:p/>
          </draw:image>
        </draw:frame>
        <draw:polygon draw:style-name="gr3" draw:text-style-name="P3" draw:layer="layout" svg:width="0.009cm" svg:height="0.11cm" svg:x="1.998cm" svg:y="2.997cm" svg:viewBox="0 0 10 111" draw:points="0,111 10,111 10,0 0,0">
          <text:p/>
        </draw:polygon>
        <draw:polygon draw:style-name="gr3" draw:text-style-name="P3" draw:layer="layout" svg:width="0.009cm" svg:height="0.009cm" svg:x="1.998cm" svg:y="2.997cm" svg:viewBox="0 0 10 10" draw:points="0,10 10,10 10,0 0,0">
          <text:p/>
        </draw:polygon>
        <draw:polygon draw:style-name="gr3" draw:text-style-name="P3" draw:layer="layout" svg:width="4.701cm" svg:height="0.009cm" svg:x="2.007cm" svg:y="2.997cm" svg:viewBox="0 0 4702 10" draw:points="0,10 4702,10 4702,0 0,0">
          <text:p/>
        </draw:polygon>
        <draw:polygon draw:style-name="gr5" draw:text-style-name="P5" draw:layer="layout" svg:width="4.701cm" svg:height="0.101cm" svg:x="2.007cm" svg:y="3.006cm" svg:viewBox="0 0 4702 102" draw:points="0,102 4702,102 4702,0 0,0">
          <text:p/>
        </draw:polygon>
        <draw:polygon draw:style-name="gr3" draw:text-style-name="P3" draw:layer="layout" svg:width="0.008cm" svg:height="0.101cm" svg:x="6.708cm" svg:y="3.006cm" svg:viewBox="0 0 9 102" draw:points="0,102 9,102 9,0 0,0">
          <text:p/>
        </draw:polygon>
        <draw:polygon draw:style-name="gr3" draw:text-style-name="P3" draw:layer="layout" svg:width="0.008cm" svg:height="0.009cm" svg:x="6.708cm" svg:y="2.997cm" svg:viewBox="0 0 9 10" draw:points="0,10 9,10 9,0 0,0">
          <text:p/>
        </draw:polygon>
        <draw:polygon draw:style-name="gr3" draw:text-style-name="P3" draw:layer="layout" svg:width="5.574cm" svg:height="0.009cm" svg:x="6.716cm" svg:y="2.997cm" svg:viewBox="0 0 5575 10" draw:points="0,10 5575,10 5575,0 0,0">
          <text:p/>
        </draw:polygon>
        <draw:polygon draw:style-name="gr5" draw:text-style-name="P5" draw:layer="layout" svg:width="5.574cm" svg:height="0.101cm" svg:x="6.716cm" svg:y="3.006cm" svg:viewBox="0 0 5575 102" draw:points="0,102 5575,102 5575,0 0,0">
          <text:p/>
        </draw:polygon>
        <draw:polygon draw:style-name="gr3" draw:text-style-name="P3" draw:layer="layout" svg:width="0.008cm" svg:height="0.101cm" svg:x="12.29cm" svg:y="3.006cm" svg:viewBox="0 0 9 102" draw:points="0,102 9,102 9,0 0,0">
          <text:p/>
        </draw:polygon>
        <draw:polygon draw:style-name="gr3" draw:text-style-name="P3" draw:layer="layout" svg:width="0.008cm" svg:height="0.009cm" svg:x="12.29cm" svg:y="2.997cm" svg:viewBox="0 0 9 10" draw:points="0,10 9,10 9,0 0,0">
          <text:p/>
        </draw:polygon>
        <draw:polygon draw:style-name="gr3" draw:text-style-name="P3" draw:layer="layout" svg:width="3.99cm" svg:height="0.009cm" svg:x="12.298cm" svg:y="2.997cm" svg:viewBox="0 0 3991 10" draw:points="0,10 3991,10 3991,0 0,0">
          <text:p/>
        </draw:polygon>
        <draw:polygon draw:style-name="gr5" draw:text-style-name="P5" draw:layer="layout" svg:width="3.99cm" svg:height="0.101cm" svg:x="12.298cm" svg:y="3.006cm" svg:viewBox="0 0 3991 102" draw:points="0,102 3991,102 3991,0 0,0">
          <text:p/>
        </draw:polygon>
        <draw:polygon draw:style-name="gr3" draw:text-style-name="P3" draw:layer="layout" svg:width="0.008cm" svg:height="0.101cm" svg:x="16.288cm" svg:y="3.006cm" svg:viewBox="0 0 9 102" draw:points="0,102 9,102 9,0 0,0">
          <text:p/>
        </draw:polygon>
        <draw:polygon draw:style-name="gr3" draw:text-style-name="P3" draw:layer="layout" svg:width="0.008cm" svg:height="0.009cm" svg:x="16.288cm" svg:y="2.997cm" svg:viewBox="0 0 9 10" draw:points="0,10 9,10 9,0 0,0">
          <text:p/>
        </draw:polygon>
        <draw:polygon draw:style-name="gr3" draw:text-style-name="P3" draw:layer="layout" svg:width="2.72cm" svg:height="0.009cm" svg:x="16.296cm" svg:y="2.997cm" svg:viewBox="0 0 2721 10" draw:points="0,10 2721,10 2721,0 0,0">
          <text:p/>
        </draw:polygon>
        <draw:polygon draw:style-name="gr5" draw:text-style-name="P5" draw:layer="layout" svg:width="2.72cm" svg:height="0.101cm" svg:x="16.296cm" svg:y="3.006cm" svg:viewBox="0 0 2721 102" draw:points="0,102 2721,102 2721,0 0,0">
          <text:p/>
        </draw:polygon>
        <draw:polygon draw:style-name="gr3" draw:text-style-name="P3" draw:layer="layout" svg:width="0.008cm" svg:height="0.11cm" svg:x="19.016cm" svg:y="2.997cm" svg:viewBox="0 0 9 111" draw:points="0,111 9,111 9,0 0,0">
          <text:p/>
        </draw:polygon>
        <draw:polygon draw:style-name="gr3" draw:text-style-name="P3" draw:layer="layout" svg:width="0.008cm" svg:height="0.009cm" svg:x="19.016cm" svg:y="2.997cm" svg:viewBox="0 0 9 10" draw:points="0,10 9,10 9,0 0,0">
          <text:p/>
        </draw:polygon>
        <draw:polygon draw:style-name="gr5" draw:text-style-name="P5" draw:layer="layout" svg:width="4.701cm" svg:height="0.094cm" svg:x="2.007cm" svg:y="4.395cm" svg:viewBox="0 0 4702 95" draw:points="0,95 4702,95 4702,0 0,0">
          <text:p/>
        </draw:polygon>
        <draw:polygon draw:style-name="gr3" draw:text-style-name="P3" draw:layer="layout" svg:width="0.009cm" svg:height="1.389cm" svg:x="1.998cm" svg:y="3.108cm" svg:viewBox="0 0 10 1390" draw:points="0,1390 10,1390 10,0 0,0">
          <text:p/>
        </draw:polygon>
        <draw:polygon draw:style-name="gr5" draw:text-style-name="P5" draw:layer="layout" svg:width="5.582cm" svg:height="0.094cm" svg:x="6.716cm" svg:y="4.395cm" svg:viewBox="0 0 5583 95" draw:points="0,95 5583,95 5583,0 0,0">
          <text:p/>
        </draw:polygon>
        <draw:polygon draw:style-name="gr3" draw:text-style-name="P3" draw:layer="layout" svg:width="0.008cm" svg:height="1.389cm" svg:x="6.708cm" svg:y="3.108cm" svg:viewBox="0 0 9 1390" draw:points="0,1390 9,1390 9,0 0,0">
          <text:p/>
        </draw:polygon>
        <draw:polygon draw:style-name="gr5" draw:text-style-name="P5" draw:layer="layout" svg:width="3.989cm" svg:height="0.094cm" svg:x="12.307cm" svg:y="4.395cm" svg:viewBox="0 0 3990 95" draw:points="0,95 3990,95 3990,0 0,0">
          <text:p/>
        </draw:polygon>
        <draw:polygon draw:style-name="gr3" draw:text-style-name="P3" draw:layer="layout" svg:width="0.008cm" svg:height="1.389cm" svg:x="12.29cm" svg:y="3.108cm" svg:viewBox="0 0 9 1390" draw:points="0,1390 9,1390 9,0 0,0">
          <text:p/>
        </draw:polygon>
        <draw:polygon draw:style-name="gr5" draw:text-style-name="P5" draw:layer="layout" svg:width="2.719cm" svg:height="0.094cm" svg:x="16.305cm" svg:y="4.395cm" svg:viewBox="0 0 2720 95" draw:points="0,95 2720,95 2720,0 0,0">
          <text:p/>
        </draw:polygon>
        <draw:polygon draw:style-name="gr3" draw:text-style-name="P3" draw:layer="layout" svg:width="0.008cm" svg:height="1.389cm" svg:x="16.288cm" svg:y="3.108cm" svg:viewBox="0 0 9 1390" draw:points="0,1390 9,1390 9,0 0,0">
          <text:p/>
        </draw:polygon>
        <draw:polygon draw:style-name="gr3" draw:text-style-name="P3" draw:layer="layout" svg:width="0.008cm" svg:height="1.389cm" svg:x="19.016cm" svg:y="3.108cm" svg:viewBox="0 0 9 1390" draw:points="0,1390 9,1390 9,0 0,0">
          <text:p/>
        </draw:polygon>
        <draw:polygon draw:style-name="gr1" draw:text-style-name="P1" draw:layer="layout" svg:width="4.709cm" svg:height="0.516cm" svg:x="2.007cm" svg:y="4.506cm" svg:viewBox="0 0 4710 517" draw:points="0,517 4710,517 4710,0 0,0">
          <text:p/>
        </draw:polygon>
        <draw:polygon draw:style-name="gr1" draw:text-style-name="P1" draw:layer="layout" svg:width="0.093cm" svg:height="0.423cm" svg:x="2.007cm" svg:y="5.022cm" svg:viewBox="0 0 94 424" draw:points="0,424 94,424 94,0 0,0">
          <text:p/>
        </draw:polygon>
        <draw:polygon draw:style-name="gr1" draw:text-style-name="P1" draw:layer="layout" svg:width="0.093cm" svg:height="0.423cm" svg:x="6.623cm" svg:y="5.022cm" svg:viewBox="0 0 94 424" draw:points="0,424 94,424 94,0 0,0">
          <text:p/>
        </draw:polygon>
        <draw:polygon draw:style-name="gr1" draw:text-style-name="P1" draw:layer="layout" svg:width="4.709cm" svg:height="0.517cm" svg:x="2.007cm" svg:y="5.445cm" svg:viewBox="0 0 4710 518" draw:points="0,518 4710,518 4710,0 0,0">
          <text:p/>
        </draw:polygon>
        <draw:polygon draw:style-name="gr1" draw:text-style-name="P1" draw:layer="layout" svg:width="4.523cm" svg:height="0.423cm" svg:x="2.1cm" svg:y="5.022cm" svg:viewBox="0 0 4524 424" draw:points="0,424 4524,424 4524,0 0,0">
          <text:p/>
        </draw:polygon>
        <draw:frame draw:style-name="gr2" draw:text-style-name="P2" draw:layer="layout" svg:width="1.264cm" svg:height="0.422cm" svg:x="2.617cm" svg:y="5.022cm">
          <draw:image xlink:href="Pictures/100002010000000200000002577100ABC049BCB2.png" xlink:type="simple" xlink:show="embed" xlink:actuate="onLoad">
            <text:p/>
          </draw:image>
        </draw:frame>
        <draw:frame draw:style-name="gr2" draw:text-style-name="P2" draw:layer="layout" svg:width="0.355cm" svg:height="0.422cm" svg:x="3.702cm" svg:y="5.022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0.733cm" svg:height="0.422cm" svg:x="3.879cm" svg:y="5.022cm">
          <draw:image xlink:href="Pictures/100002010000000200000002577100ABC049BCB2.png" xlink:type="simple" xlink:show="embed" xlink:actuate="onLoad">
            <text:p/>
          </draw:image>
        </draw:frame>
        <draw:frame draw:style-name="gr2" draw:text-style-name="P2" draw:layer="layout" svg:width="0.355cm" svg:height="0.422cm" svg:x="4.506cm" svg:y="5.022cm">
          <draw:image xlink:href="Pictures/100002010000000200000002577100ABC049BCB2.png" xlink:type="simple" xlink:show="embed" xlink:actuate="onLoad">
            <text:p/>
          </draw:image>
        </draw:frame>
        <draw:frame draw:style-name="gr2" draw:text-style-name="P2" draw:layer="layout" svg:width="1.541cm" svg:height="0.422cm" svg:x="4.768cm" svg:y="5.022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573cm" svg:height="0.093cm" svg:x="6.725cm" svg:y="4.506cm" svg:viewBox="0 0 5574 94" draw:points="0,94 5574,94 5574,0 0,0">
          <text:p/>
        </draw:polygon>
        <draw:polygon draw:style-name="gr1" draw:text-style-name="P1" draw:layer="layout" svg:width="0.093cm" svg:height="1.27cm" svg:x="6.725cm" svg:y="4.599cm" svg:viewBox="0 0 94 1271" draw:points="0,1271 94,1271 94,0 0,0">
          <text:p/>
        </draw:polygon>
        <draw:polygon draw:style-name="gr1" draw:text-style-name="P1" draw:layer="layout" svg:width="0.093cm" svg:height="1.27cm" svg:x="12.205cm" svg:y="4.599cm" svg:viewBox="0 0 94 1271" draw:points="0,1271 94,1271 94,0 0,0">
          <text:p/>
        </draw:polygon>
        <draw:polygon draw:style-name="gr1" draw:text-style-name="P1" draw:layer="layout" svg:width="5.573cm" svg:height="0.093cm" svg:x="6.725cm" svg:y="5.869cm" svg:viewBox="0 0 5574 94" draw:points="0,94 5574,94 5574,0 0,0">
          <text:p/>
        </draw:polygon>
        <draw:polygon draw:style-name="gr1" draw:text-style-name="P1" draw:layer="layout" svg:width="5.387cm" svg:height="0.423cm" svg:x="6.818cm" svg:y="4.599cm" svg:viewBox="0 0 5388 424" draw:points="0,424 5388,424 5388,0 0,0">
          <text:p/>
        </draw:polygon>
        <draw:polygon draw:style-name="gr1" draw:text-style-name="P1" draw:layer="layout" svg:width="5.387cm" svg:height="0.423cm" svg:x="6.818cm" svg:y="5.022cm" svg:viewBox="0 0 5388 424" draw:points="0,424 5388,424 5388,0 0,0">
          <text:p/>
        </draw:polygon>
        <draw:frame draw:style-name="gr2" draw:text-style-name="P2" draw:layer="layout" svg:width="0.355cm" svg:height="0.422cm" svg:x="9.419cm" svg:y="5.022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387cm" svg:height="0.424cm" svg:x="6.818cm" svg:y="5.445cm" svg:viewBox="0 0 5388 425" draw:points="0,425 5388,425 5388,0 0,0">
          <text:p/>
        </draw:polygon>
        <draw:polygon draw:style-name="gr1" draw:text-style-name="P1" draw:layer="layout" svg:width="3.989cm" svg:height="0.516cm" svg:x="12.307cm" svg:y="4.506cm" svg:viewBox="0 0 3990 517" draw:points="0,517 3990,517 3990,0 0,0">
          <text:p/>
        </draw:polygon>
        <draw:polygon draw:style-name="gr1" draw:text-style-name="P1" draw:layer="layout" svg:width="0.093cm" svg:height="0.423cm" svg:x="12.307cm" svg:y="5.022cm" svg:viewBox="0 0 94 424" draw:points="0,424 94,424 94,0 0,0">
          <text:p/>
        </draw:polygon>
        <draw:polygon draw:style-name="gr1" draw:text-style-name="P1" draw:layer="layout" svg:width="0.093cm" svg:height="0.423cm" svg:x="16.203cm" svg:y="5.022cm" svg:viewBox="0 0 94 424" draw:points="0,424 94,424 94,0 0,0">
          <text:p/>
        </draw:polygon>
        <draw:polygon draw:style-name="gr1" draw:text-style-name="P1" draw:layer="layout" svg:width="3.989cm" svg:height="0.517cm" svg:x="12.307cm" svg:y="5.445cm" svg:viewBox="0 0 3990 518" draw:points="0,518 3990,518 3990,0 0,0">
          <text:p/>
        </draw:polygon>
        <draw:polygon draw:style-name="gr1" draw:text-style-name="P1" draw:layer="layout" svg:width="3.803cm" svg:height="0.423cm" svg:x="12.4cm" svg:y="5.022cm" svg:viewBox="0 0 3804 424" draw:points="0,424 3804,424 3804,0 0,0">
          <text:p/>
        </draw:polygon>
        <draw:frame draw:style-name="gr2" draw:text-style-name="P2" draw:layer="layout" svg:width="1.25cm" svg:height="0.422cm" svg:x="13.781cm" svg:y="5.022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2.719cm" svg:height="0.516cm" svg:x="16.305cm" svg:y="4.506cm" svg:viewBox="0 0 2720 517" draw:points="0,517 2720,517 2720,0 0,0">
          <text:p/>
        </draw:polygon>
        <draw:polygon draw:style-name="gr1" draw:text-style-name="P1" draw:layer="layout" svg:width="0.093cm" svg:height="0.423cm" svg:x="16.305cm" svg:y="5.022cm" svg:viewBox="0 0 94 424" draw:points="0,424 94,424 94,0 0,0">
          <text:p/>
        </draw:polygon>
        <draw:polygon draw:style-name="gr1" draw:text-style-name="P1" draw:layer="layout" svg:width="0.094cm" svg:height="0.423cm" svg:x="18.93cm" svg:y="5.022cm" svg:viewBox="0 0 95 424" draw:points="0,424 95,424 95,0 0,0">
          <text:p/>
        </draw:polygon>
        <draw:polygon draw:style-name="gr1" draw:text-style-name="P1" draw:layer="layout" svg:width="2.719cm" svg:height="0.517cm" svg:x="16.305cm" svg:y="5.445cm" svg:viewBox="0 0 2720 518" draw:points="0,518 2720,518 2720,0 0,0">
          <text:p/>
        </draw:polygon>
        <draw:polygon draw:style-name="gr1" draw:text-style-name="P1" draw:layer="layout" svg:width="2.532cm" svg:height="0.423cm" svg:x="16.398cm" svg:y="5.022cm" svg:viewBox="0 0 2533 424" draw:points="0,424 2533,424 2533,0 0,0">
          <text:p/>
        </draw:polygon>
        <draw:frame draw:style-name="gr2" draw:text-style-name="P2" draw:layer="layout" svg:width="0.355cm" svg:height="0.422cm" svg:x="17.576cm" svg:y="5.022cm">
          <draw:image xlink:href="Pictures/1000020100000002000000022DAD99C050283A40.png" xlink:type="simple" xlink:show="embed" xlink:actuate="onLoad">
            <text:p/>
          </draw:image>
        </draw:frame>
        <draw:polygon draw:style-name="gr3" draw:text-style-name="P3" draw:layer="layout" svg:width="0.009cm" svg:height="0.093cm" svg:x="1.998cm" svg:y="4.497cm" svg:viewBox="0 0 10 94" draw:points="0,94 10,94 10,0 0,0">
          <text:p/>
        </draw:polygon>
        <draw:polygon draw:style-name="gr3" draw:text-style-name="P3" draw:layer="layout" svg:width="4.701cm" svg:height="0.009cm" svg:x="2.007cm" svg:y="4.497cm" svg:viewBox="0 0 4702 10" draw:points="0,10 4702,10 4702,0 0,0">
          <text:p/>
        </draw:polygon>
        <draw:polygon draw:style-name="gr1" draw:text-style-name="P1" draw:layer="layout" svg:width="4.701cm" svg:height="0.084cm" svg:x="2.007cm" svg:y="4.506cm" svg:viewBox="0 0 4702 85" draw:points="0,85 4702,85 4702,0 0,0">
          <text:p/>
        </draw:polygon>
        <draw:polygon draw:style-name="gr3" draw:text-style-name="P3" draw:layer="layout" svg:width="0.008cm" svg:height="0.093cm" svg:x="6.708cm" svg:y="4.497cm" svg:viewBox="0 0 9 94" draw:points="0,94 9,94 9,0 0,0">
          <text:p/>
        </draw:polygon>
        <draw:polygon draw:style-name="gr3" draw:text-style-name="P3" draw:layer="layout" svg:width="5.574cm" svg:height="0.009cm" svg:x="6.716cm" svg:y="4.497cm" svg:viewBox="0 0 5575 10" draw:points="0,10 5575,10 5575,0 0,0">
          <text:p/>
        </draw:polygon>
        <draw:polygon draw:style-name="gr1" draw:text-style-name="P1" draw:layer="layout" svg:width="5.574cm" svg:height="0.084cm" svg:x="6.716cm" svg:y="4.506cm" svg:viewBox="0 0 5575 85" draw:points="0,85 5575,85 5575,0 0,0">
          <text:p/>
        </draw:polygon>
        <draw:polygon draw:style-name="gr3" draw:text-style-name="P3" draw:layer="layout" svg:width="0.008cm" svg:height="0.093cm" svg:x="12.29cm" svg:y="4.497cm" svg:viewBox="0 0 9 94" draw:points="0,94 9,94 9,0 0,0">
          <text:p/>
        </draw:polygon>
        <draw:polygon draw:style-name="gr3" draw:text-style-name="P3" draw:layer="layout" svg:width="3.99cm" svg:height="0.009cm" svg:x="12.298cm" svg:y="4.497cm" svg:viewBox="0 0 3991 10" draw:points="0,10 3991,10 3991,0 0,0">
          <text:p/>
        </draw:polygon>
        <draw:polygon draw:style-name="gr1" draw:text-style-name="P1" draw:layer="layout" svg:width="3.99cm" svg:height="0.084cm" svg:x="12.298cm" svg:y="4.506cm" svg:viewBox="0 0 3991 85" draw:points="0,85 3991,85 3991,0 0,0">
          <text:p/>
        </draw:polygon>
        <draw:polygon draw:style-name="gr3" draw:text-style-name="P3" draw:layer="layout" svg:width="0.008cm" svg:height="0.093cm" svg:x="16.288cm" svg:y="4.497cm" svg:viewBox="0 0 9 94" draw:points="0,94 9,94 9,0 0,0">
          <text:p/>
        </draw:polygon>
        <draw:polygon draw:style-name="gr3" draw:text-style-name="P3" draw:layer="layout" svg:width="2.72cm" svg:height="0.009cm" svg:x="16.296cm" svg:y="4.497cm" svg:viewBox="0 0 2721 10" draw:points="0,10 2721,10 2721,0 0,0">
          <text:p/>
        </draw:polygon>
        <draw:polygon draw:style-name="gr1" draw:text-style-name="P1" draw:layer="layout" svg:width="2.72cm" svg:height="0.084cm" svg:x="16.296cm" svg:y="4.506cm" svg:viewBox="0 0 2721 85" draw:points="0,85 2721,85 2721,0 0,0">
          <text:p/>
        </draw:polygon>
        <draw:polygon draw:style-name="gr3" draw:text-style-name="P3" draw:layer="layout" svg:width="0.008cm" svg:height="0.093cm" svg:x="19.016cm" svg:y="4.497cm" svg:viewBox="0 0 9 94" draw:points="0,94 9,94 9,0 0,0">
          <text:p/>
        </draw:polygon>
        <draw:polygon draw:style-name="gr1" draw:text-style-name="P1" draw:layer="layout" svg:width="4.701cm" svg:height="0.093cm" svg:x="2.007cm" svg:y="5.86cm" svg:viewBox="0 0 4702 94" draw:points="0,94 4702,94 4702,0 0,0">
          <text:p/>
        </draw:polygon>
        <draw:polygon draw:style-name="gr3" draw:text-style-name="P3" draw:layer="layout" svg:width="0.009cm" svg:height="1.372cm" svg:x="1.998cm" svg:y="4.59cm" svg:viewBox="0 0 10 1373" draw:points="0,1373 10,1373 10,0 0,0">
          <text:p/>
        </draw:polygon>
        <draw:polygon draw:style-name="gr1" draw:text-style-name="P1" draw:layer="layout" svg:width="5.582cm" svg:height="0.093cm" svg:x="6.716cm" svg:y="5.86cm" svg:viewBox="0 0 5583 94" draw:points="0,94 5583,94 5583,0 0,0">
          <text:p/>
        </draw:polygon>
        <draw:polygon draw:style-name="gr3" draw:text-style-name="P3" draw:layer="layout" svg:width="0.008cm" svg:height="1.372cm" svg:x="6.708cm" svg:y="4.59cm" svg:viewBox="0 0 9 1373" draw:points="0,1373 9,1373 9,0 0,0">
          <text:p/>
        </draw:polygon>
        <draw:polygon draw:style-name="gr1" draw:text-style-name="P1" draw:layer="layout" svg:width="3.989cm" svg:height="0.093cm" svg:x="12.307cm" svg:y="5.86cm" svg:viewBox="0 0 3990 94" draw:points="0,94 3990,94 3990,0 0,0">
          <text:p/>
        </draw:polygon>
        <draw:polygon draw:style-name="gr3" draw:text-style-name="P3" draw:layer="layout" svg:width="0.008cm" svg:height="1.372cm" svg:x="12.29cm" svg:y="4.59cm" svg:viewBox="0 0 9 1373" draw:points="0,1373 9,1373 9,0 0,0">
          <text:p/>
        </draw:polygon>
        <draw:polygon draw:style-name="gr1" draw:text-style-name="P1" draw:layer="layout" svg:width="2.719cm" svg:height="0.093cm" svg:x="16.305cm" svg:y="5.86cm" svg:viewBox="0 0 2720 94" draw:points="0,94 2720,94 2720,0 0,0">
          <text:p/>
        </draw:polygon>
        <draw:polygon draw:style-name="gr3" draw:text-style-name="P3" draw:layer="layout" svg:width="0.008cm" svg:height="1.372cm" svg:x="16.288cm" svg:y="4.59cm" svg:viewBox="0 0 9 1373" draw:points="0,1373 9,1373 9,0 0,0">
          <text:p/>
        </draw:polygon>
        <draw:polygon draw:style-name="gr3" draw:text-style-name="P3" draw:layer="layout" svg:width="0.008cm" svg:height="1.372cm" svg:x="19.016cm" svg:y="4.59cm" svg:viewBox="0 0 9 1373" draw:points="0,1373 9,1373 9,0 0,0">
          <text:p/>
        </draw:polygon>
        <draw:polygon draw:style-name="gr1" draw:text-style-name="P1" draw:layer="layout" svg:width="4.709cm" svg:height="0.517cm" svg:x="2.007cm" svg:y="5.97cm" svg:viewBox="0 0 4710 518" draw:points="0,518 4710,518 4710,0 0,0">
          <text:p/>
        </draw:polygon>
        <draw:polygon draw:style-name="gr1" draw:text-style-name="P1" draw:layer="layout" svg:width="0.093cm" svg:height="0.423cm" svg:x="2.007cm" svg:y="6.487cm" svg:viewBox="0 0 94 424" draw:points="0,424 94,424 94,0 0,0">
          <text:p/>
        </draw:polygon>
        <draw:polygon draw:style-name="gr1" draw:text-style-name="P1" draw:layer="layout" svg:width="0.093cm" svg:height="0.423cm" svg:x="6.623cm" svg:y="6.487cm" svg:viewBox="0 0 94 424" draw:points="0,424 94,424 94,0 0,0">
          <text:p/>
        </draw:polygon>
        <draw:polygon draw:style-name="gr1" draw:text-style-name="P1" draw:layer="layout" svg:width="4.709cm" svg:height="0.517cm" svg:x="2.007cm" svg:y="6.91cm" svg:viewBox="0 0 4710 518" draw:points="0,518 4710,518 4710,0 0,0">
          <text:p/>
        </draw:polygon>
        <draw:polygon draw:style-name="gr1" draw:text-style-name="P1" draw:layer="layout" svg:width="4.523cm" svg:height="0.423cm" svg:x="2.1cm" svg:y="6.487cm" svg:viewBox="0 0 4524 424" draw:points="0,424 4524,424 4524,0 0,0">
          <text:p/>
        </draw:polygon>
        <draw:frame draw:style-name="gr2" draw:text-style-name="P2" draw:layer="layout" svg:width="1.965cm" svg:height="0.422cm" svg:x="2.541cm" svg:y="6.487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0.355cm" svg:height="0.422cm" svg:x="4.404cm" svg:y="6.487cm">
          <draw:image xlink:href="Pictures/100002010000000200000002577100ABC049BCB2.png" xlink:type="simple" xlink:show="embed" xlink:actuate="onLoad">
            <text:p/>
          </draw:image>
        </draw:frame>
        <draw:frame draw:style-name="gr2" draw:text-style-name="P2" draw:layer="layout" svg:width="1.695cm" svg:height="0.422cm" svg:x="4.667cm" svg:y="6.487cm">
          <draw:image xlink:href="Pictures/100002010000000200000002577100ABC049BCB2.png" xlink:type="simple" xlink:show="embed" xlink:actuate="onLoad">
            <text:p/>
          </draw:image>
        </draw:frame>
        <draw:polygon draw:style-name="gr1" draw:text-style-name="P1" draw:layer="layout" svg:width="5.573cm" svg:height="0.093cm" svg:x="6.725cm" svg:y="5.97cm" svg:viewBox="0 0 5574 94" draw:points="0,94 5574,94 5574,0 0,0">
          <text:p/>
        </draw:polygon>
        <draw:polygon draw:style-name="gr1" draw:text-style-name="P1" draw:layer="layout" svg:width="0.093cm" svg:height="1.271cm" svg:x="6.725cm" svg:y="6.063cm" svg:viewBox="0 0 94 1272" draw:points="0,1272 94,1272 94,0 0,0">
          <text:p/>
        </draw:polygon>
        <draw:polygon draw:style-name="gr1" draw:text-style-name="P1" draw:layer="layout" svg:width="0.093cm" svg:height="1.271cm" svg:x="12.205cm" svg:y="6.063cm" svg:viewBox="0 0 94 1272" draw:points="0,1272 94,1272 94,0 0,0">
          <text:p/>
        </draw:polygon>
        <draw:polygon draw:style-name="gr1" draw:text-style-name="P1" draw:layer="layout" svg:width="5.573cm" svg:height="0.093cm" svg:x="6.725cm" svg:y="7.334cm" svg:viewBox="0 0 5574 94" draw:points="0,94 5574,94 5574,0 0,0">
          <text:p/>
        </draw:polygon>
        <draw:polygon draw:style-name="gr1" draw:text-style-name="P1" draw:layer="layout" svg:width="5.387cm" svg:height="0.424cm" svg:x="6.818cm" svg:y="6.063cm" svg:viewBox="0 0 5388 425" draw:points="0,425 5388,425 5388,0 0,0">
          <text:p/>
        </draw:polygon>
        <draw:polygon draw:style-name="gr1" draw:text-style-name="P1" draw:layer="layout" svg:width="5.387cm" svg:height="0.423cm" svg:x="6.818cm" svg:y="6.487cm" svg:viewBox="0 0 5388 424" draw:points="0,424 5388,424 5388,0 0,0">
          <text:p/>
        </draw:polygon>
        <draw:frame draw:style-name="gr2" draw:text-style-name="P2" draw:layer="layout" svg:width="0.355cm" svg:height="0.422cm" svg:x="9.419cm" svg:y="6.487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387cm" svg:height="0.424cm" svg:x="6.818cm" svg:y="6.91cm" svg:viewBox="0 0 5388 425" draw:points="0,425 5388,425 5388,0 0,0">
          <text:p/>
        </draw:polygon>
        <draw:polygon draw:style-name="gr1" draw:text-style-name="P1" draw:layer="layout" svg:width="3.989cm" svg:height="0.517cm" svg:x="12.307cm" svg:y="5.97cm" svg:viewBox="0 0 3990 518" draw:points="0,518 3990,518 3990,0 0,0">
          <text:p/>
        </draw:polygon>
        <draw:polygon draw:style-name="gr1" draw:text-style-name="P1" draw:layer="layout" svg:width="0.093cm" svg:height="0.423cm" svg:x="12.307cm" svg:y="6.487cm" svg:viewBox="0 0 94 424" draw:points="0,424 94,424 94,0 0,0">
          <text:p/>
        </draw:polygon>
        <draw:polygon draw:style-name="gr1" draw:text-style-name="P1" draw:layer="layout" svg:width="0.093cm" svg:height="0.423cm" svg:x="16.203cm" svg:y="6.487cm" svg:viewBox="0 0 94 424" draw:points="0,424 94,424 94,0 0,0">
          <text:p/>
        </draw:polygon>
        <draw:polygon draw:style-name="gr1" draw:text-style-name="P1" draw:layer="layout" svg:width="3.989cm" svg:height="0.517cm" svg:x="12.307cm" svg:y="6.91cm" svg:viewBox="0 0 3990 518" draw:points="0,518 3990,518 3990,0 0,0">
          <text:p/>
        </draw:polygon>
        <draw:polygon draw:style-name="gr1" draw:text-style-name="P1" draw:layer="layout" svg:width="3.803cm" svg:height="0.423cm" svg:x="12.4cm" svg:y="6.487cm" svg:viewBox="0 0 3804 424" draw:points="0,424 3804,424 3804,0 0,0">
          <text:p/>
        </draw:polygon>
        <draw:frame draw:style-name="gr2" draw:text-style-name="P2" draw:layer="layout" svg:width="1.25cm" svg:height="0.422cm" svg:x="13.781cm" svg:y="6.487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2.719cm" svg:height="0.517cm" svg:x="16.305cm" svg:y="5.97cm" svg:viewBox="0 0 2720 518" draw:points="0,518 2720,518 2720,0 0,0">
          <text:p/>
        </draw:polygon>
        <draw:polygon draw:style-name="gr1" draw:text-style-name="P1" draw:layer="layout" svg:width="0.093cm" svg:height="0.423cm" svg:x="16.305cm" svg:y="6.487cm" svg:viewBox="0 0 94 424" draw:points="0,424 94,424 94,0 0,0">
          <text:p/>
        </draw:polygon>
        <draw:polygon draw:style-name="gr1" draw:text-style-name="P1" draw:layer="layout" svg:width="0.094cm" svg:height="0.423cm" svg:x="18.93cm" svg:y="6.487cm" svg:viewBox="0 0 95 424" draw:points="0,424 95,424 95,0 0,0">
          <text:p/>
        </draw:polygon>
        <draw:polygon draw:style-name="gr1" draw:text-style-name="P1" draw:layer="layout" svg:width="2.719cm" svg:height="0.517cm" svg:x="16.305cm" svg:y="6.91cm" svg:viewBox="0 0 2720 518" draw:points="0,518 2720,518 2720,0 0,0">
          <text:p/>
        </draw:polygon>
        <draw:polygon draw:style-name="gr1" draw:text-style-name="P1" draw:layer="layout" svg:width="2.532cm" svg:height="0.423cm" svg:x="16.398cm" svg:y="6.487cm" svg:viewBox="0 0 2533 424" draw:points="0,424 2533,424 2533,0 0,0">
          <text:p/>
        </draw:polygon>
        <draw:frame draw:style-name="gr2" draw:text-style-name="P2" draw:layer="layout" svg:width="0.355cm" svg:height="0.422cm" svg:x="17.576cm" svg:y="6.487cm">
          <draw:image xlink:href="Pictures/1000020100000002000000022DAD99C050283A40.png" xlink:type="simple" xlink:show="embed" xlink:actuate="onLoad">
            <text:p/>
          </draw:image>
        </draw:frame>
        <draw:polygon draw:style-name="gr3" draw:text-style-name="P3" draw:layer="layout" svg:width="0.009cm" svg:height="0.093cm" svg:x="1.998cm" svg:y="5.962cm" svg:viewBox="0 0 10 94" draw:points="0,94 10,94 10,0 0,0">
          <text:p/>
        </draw:polygon>
        <draw:polygon draw:style-name="gr3" draw:text-style-name="P3" draw:layer="layout" svg:width="4.701cm" svg:height="0.008cm" svg:x="2.007cm" svg:y="5.962cm" svg:viewBox="0 0 4702 9" draw:points="0,9 4702,9 4702,0 0,0">
          <text:p/>
        </draw:polygon>
        <draw:polygon draw:style-name="gr1" draw:text-style-name="P1" draw:layer="layout" svg:width="4.701cm" svg:height="0.085cm" svg:x="2.007cm" svg:y="5.97cm" svg:viewBox="0 0 4702 86" draw:points="0,86 4702,86 4702,0 0,0">
          <text:p/>
        </draw:polygon>
        <draw:polygon draw:style-name="gr3" draw:text-style-name="P3" draw:layer="layout" svg:width="0.008cm" svg:height="0.093cm" svg:x="6.708cm" svg:y="5.962cm" svg:viewBox="0 0 9 94" draw:points="0,94 9,94 9,0 0,0">
          <text:p/>
        </draw:polygon>
        <draw:polygon draw:style-name="gr3" draw:text-style-name="P3" draw:layer="layout" svg:width="5.574cm" svg:height="0.008cm" svg:x="6.716cm" svg:y="5.962cm" svg:viewBox="0 0 5575 9" draw:points="0,9 5575,9 5575,0 0,0">
          <text:p/>
        </draw:polygon>
        <draw:polygon draw:style-name="gr1" draw:text-style-name="P1" draw:layer="layout" svg:width="5.574cm" svg:height="0.085cm" svg:x="6.716cm" svg:y="5.97cm" svg:viewBox="0 0 5575 86" draw:points="0,86 5575,86 5575,0 0,0">
          <text:p/>
        </draw:polygon>
        <draw:polygon draw:style-name="gr3" draw:text-style-name="P3" draw:layer="layout" svg:width="0.008cm" svg:height="0.093cm" svg:x="12.29cm" svg:y="5.962cm" svg:viewBox="0 0 9 94" draw:points="0,94 9,94 9,0 0,0">
          <text:p/>
        </draw:polygon>
        <draw:polygon draw:style-name="gr3" draw:text-style-name="P3" draw:layer="layout" svg:width="3.99cm" svg:height="0.008cm" svg:x="12.298cm" svg:y="5.962cm" svg:viewBox="0 0 3991 9" draw:points="0,9 3991,9 3991,0 0,0">
          <text:p/>
        </draw:polygon>
        <draw:polygon draw:style-name="gr1" draw:text-style-name="P1" draw:layer="layout" svg:width="3.99cm" svg:height="0.085cm" svg:x="12.298cm" svg:y="5.97cm" svg:viewBox="0 0 3991 86" draw:points="0,86 3991,86 3991,0 0,0">
          <text:p/>
        </draw:polygon>
        <draw:polygon draw:style-name="gr3" draw:text-style-name="P3" draw:layer="layout" svg:width="0.008cm" svg:height="0.093cm" svg:x="16.288cm" svg:y="5.962cm" svg:viewBox="0 0 9 94" draw:points="0,94 9,94 9,0 0,0">
          <text:p/>
        </draw:polygon>
        <draw:polygon draw:style-name="gr3" draw:text-style-name="P3" draw:layer="layout" svg:width="2.72cm" svg:height="0.008cm" svg:x="16.296cm" svg:y="5.962cm" svg:viewBox="0 0 2721 9" draw:points="0,9 2721,9 2721,0 0,0">
          <text:p/>
        </draw:polygon>
        <draw:polygon draw:style-name="gr1" draw:text-style-name="P1" draw:layer="layout" svg:width="2.72cm" svg:height="0.085cm" svg:x="16.296cm" svg:y="5.97cm" svg:viewBox="0 0 2721 86" draw:points="0,86 2721,86 2721,0 0,0">
          <text:p/>
        </draw:polygon>
        <draw:polygon draw:style-name="gr3" draw:text-style-name="P3" draw:layer="layout" svg:width="0.008cm" svg:height="0.093cm" svg:x="19.016cm" svg:y="5.962cm" svg:viewBox="0 0 9 94" draw:points="0,94 9,94 9,0 0,0">
          <text:p/>
        </draw:polygon>
        <draw:polygon draw:style-name="gr1" draw:text-style-name="P1" draw:layer="layout" svg:width="4.701cm" svg:height="0.093cm" svg:x="2.007cm" svg:y="7.326cm" svg:viewBox="0 0 4702 94" draw:points="0,94 4702,94 4702,0 0,0">
          <text:p/>
        </draw:polygon>
        <draw:polygon draw:style-name="gr3" draw:text-style-name="P3" draw:layer="layout" svg:width="0.009cm" svg:height="1.372cm" svg:x="1.998cm" svg:y="6.055cm" svg:viewBox="0 0 10 1373" draw:points="0,1373 10,1373 10,0 0,0">
          <text:p/>
        </draw:polygon>
        <draw:polygon draw:style-name="gr1" draw:text-style-name="P1" draw:layer="layout" svg:width="5.582cm" svg:height="0.093cm" svg:x="6.716cm" svg:y="7.326cm" svg:viewBox="0 0 5583 94" draw:points="0,94 5583,94 5583,0 0,0">
          <text:p/>
        </draw:polygon>
        <draw:polygon draw:style-name="gr3" draw:text-style-name="P3" draw:layer="layout" svg:width="0.008cm" svg:height="1.372cm" svg:x="6.708cm" svg:y="6.055cm" svg:viewBox="0 0 9 1373" draw:points="0,1373 9,1373 9,0 0,0">
          <text:p/>
        </draw:polygon>
        <draw:polygon draw:style-name="gr1" draw:text-style-name="P1" draw:layer="layout" svg:width="3.989cm" svg:height="0.093cm" svg:x="12.307cm" svg:y="7.326cm" svg:viewBox="0 0 3990 94" draw:points="0,94 3990,94 3990,0 0,0">
          <text:p/>
        </draw:polygon>
        <draw:polygon draw:style-name="gr3" draw:text-style-name="P3" draw:layer="layout" svg:width="0.008cm" svg:height="1.372cm" svg:x="12.29cm" svg:y="6.055cm" svg:viewBox="0 0 9 1373" draw:points="0,1373 9,1373 9,0 0,0">
          <text:p/>
        </draw:polygon>
        <draw:polygon draw:style-name="gr1" draw:text-style-name="P1" draw:layer="layout" svg:width="2.719cm" svg:height="0.093cm" svg:x="16.305cm" svg:y="7.326cm" svg:viewBox="0 0 2720 94" draw:points="0,94 2720,94 2720,0 0,0">
          <text:p/>
        </draw:polygon>
        <draw:polygon draw:style-name="gr3" draw:text-style-name="P3" draw:layer="layout" svg:width="0.008cm" svg:height="1.372cm" svg:x="16.288cm" svg:y="6.055cm" svg:viewBox="0 0 9 1373" draw:points="0,1373 9,1373 9,0 0,0">
          <text:p/>
        </draw:polygon>
        <draw:polygon draw:style-name="gr3" draw:text-style-name="P3" draw:layer="layout" svg:width="0.008cm" svg:height="1.372cm" svg:x="19.016cm" svg:y="6.055cm" svg:viewBox="0 0 9 1373" draw:points="0,1373 9,1373 9,0 0,0">
          <text:p/>
        </draw:polygon>
        <draw:polygon draw:style-name="gr1" draw:text-style-name="P1" draw:layer="layout" svg:width="4.709cm" svg:height="0.516cm" svg:x="2.007cm" svg:y="7.436cm" svg:viewBox="0 0 4710 517" draw:points="0,517 4710,517 4710,0 0,0">
          <text:p/>
        </draw:polygon>
        <draw:polygon draw:style-name="gr1" draw:text-style-name="P1" draw:layer="layout" svg:width="0.093cm" svg:height="0.424cm" svg:x="2.007cm" svg:y="7.952cm" svg:viewBox="0 0 94 425" draw:points="0,425 94,425 94,0 0,0">
          <text:p/>
        </draw:polygon>
        <draw:polygon draw:style-name="gr1" draw:text-style-name="P1" draw:layer="layout" svg:width="0.093cm" svg:height="0.424cm" svg:x="6.623cm" svg:y="7.952cm" svg:viewBox="0 0 94 425" draw:points="0,425 94,425 94,0 0,0">
          <text:p/>
        </draw:polygon>
        <draw:polygon draw:style-name="gr1" draw:text-style-name="P1" draw:layer="layout" svg:width="4.709cm" svg:height="0.516cm" svg:x="2.007cm" svg:y="8.376cm" svg:viewBox="0 0 4710 517" draw:points="0,517 4710,517 4710,0 0,0">
          <text:p/>
        </draw:polygon>
        <draw:polygon draw:style-name="gr1" draw:text-style-name="P1" draw:layer="layout" svg:width="4.523cm" svg:height="0.424cm" svg:x="2.1cm" svg:y="7.952cm" svg:viewBox="0 0 4524 425" draw:points="0,425 4524,425 4524,0 0,0">
          <text:p/>
        </draw:polygon>
        <draw:frame draw:style-name="gr2" draw:text-style-name="P2" draw:layer="layout" svg:width="1.984cm" svg:height="0.422cm" svg:x="2.431cm" svg:y="7.953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0.372cm" svg:height="0.422cm" svg:x="4.311cm" svg:y="7.953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1.914cm" svg:height="0.422cm" svg:x="4.582cm" svg:y="7.953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573cm" svg:height="0.093cm" svg:x="6.725cm" svg:y="7.436cm" svg:viewBox="0 0 5574 94" draw:points="0,94 5574,94 5574,0 0,0">
          <text:p/>
        </draw:polygon>
        <draw:polygon draw:style-name="gr1" draw:text-style-name="P1" draw:layer="layout" svg:width="0.093cm" svg:height="1.27cm" svg:x="6.725cm" svg:y="7.529cm" svg:viewBox="0 0 94 1271" draw:points="0,1271 94,1271 94,0 0,0">
          <text:p/>
        </draw:polygon>
        <draw:polygon draw:style-name="gr1" draw:text-style-name="P1" draw:layer="layout" svg:width="0.093cm" svg:height="1.27cm" svg:x="12.205cm" svg:y="7.529cm" svg:viewBox="0 0 94 1271" draw:points="0,1271 94,1271 94,0 0,0">
          <text:p/>
        </draw:polygon>
        <draw:polygon draw:style-name="gr1" draw:text-style-name="P1" draw:layer="layout" svg:width="5.573cm" svg:height="0.093cm" svg:x="6.725cm" svg:y="8.799cm" svg:viewBox="0 0 5574 94" draw:points="0,94 5574,94 5574,0 0,0">
          <text:p/>
        </draw:polygon>
        <draw:polygon draw:style-name="gr1" draw:text-style-name="P1" draw:layer="layout" svg:width="5.387cm" svg:height="0.423cm" svg:x="6.818cm" svg:y="7.529cm" svg:viewBox="0 0 5388 424" draw:points="0,424 5388,424 5388,0 0,0">
          <text:p/>
        </draw:polygon>
        <draw:polygon draw:style-name="gr1" draw:text-style-name="P1" draw:layer="layout" svg:width="5.387cm" svg:height="0.424cm" svg:x="6.818cm" svg:y="7.952cm" svg:viewBox="0 0 5388 425" draw:points="0,425 5388,425 5388,0 0,0">
          <text:p/>
        </draw:polygon>
        <draw:frame draw:style-name="gr2" draw:text-style-name="P2" draw:layer="layout" svg:width="0.355cm" svg:height="0.422cm" svg:x="9.419cm" svg:y="7.953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387cm" svg:height="0.423cm" svg:x="6.818cm" svg:y="8.376cm" svg:viewBox="0 0 5388 424" draw:points="0,424 5388,424 5388,0 0,0">
          <text:p/>
        </draw:polygon>
        <draw:polygon draw:style-name="gr1" draw:text-style-name="P1" draw:layer="layout" svg:width="3.989cm" svg:height="0.516cm" svg:x="12.307cm" svg:y="7.436cm" svg:viewBox="0 0 3990 517" draw:points="0,517 3990,517 3990,0 0,0">
          <text:p/>
        </draw:polygon>
        <draw:polygon draw:style-name="gr1" draw:text-style-name="P1" draw:layer="layout" svg:width="0.093cm" svg:height="0.424cm" svg:x="12.307cm" svg:y="7.952cm" svg:viewBox="0 0 94 425" draw:points="0,425 94,425 94,0 0,0">
          <text:p/>
        </draw:polygon>
        <draw:polygon draw:style-name="gr1" draw:text-style-name="P1" draw:layer="layout" svg:width="0.093cm" svg:height="0.424cm" svg:x="16.203cm" svg:y="7.952cm" svg:viewBox="0 0 94 425" draw:points="0,425 94,425 94,0 0,0">
          <text:p/>
        </draw:polygon>
        <draw:polygon draw:style-name="gr1" draw:text-style-name="P1" draw:layer="layout" svg:width="3.989cm" svg:height="0.516cm" svg:x="12.307cm" svg:y="8.376cm" svg:viewBox="0 0 3990 517" draw:points="0,517 3990,517 3990,0 0,0">
          <text:p/>
        </draw:polygon>
        <draw:polygon draw:style-name="gr1" draw:text-style-name="P1" draw:layer="layout" svg:width="3.803cm" svg:height="0.424cm" svg:x="12.4cm" svg:y="7.952cm" svg:viewBox="0 0 3804 425" draw:points="0,425 3804,425 3804,0 0,0">
          <text:p/>
        </draw:polygon>
        <draw:frame draw:style-name="gr2" draw:text-style-name="P2" draw:layer="layout" svg:width="1.25cm" svg:height="0.422cm" svg:x="13.781cm" svg:y="7.953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2.719cm" svg:height="0.516cm" svg:x="16.305cm" svg:y="7.436cm" svg:viewBox="0 0 2720 517" draw:points="0,517 2720,517 2720,0 0,0">
          <text:p/>
        </draw:polygon>
        <draw:polygon draw:style-name="gr1" draw:text-style-name="P1" draw:layer="layout" svg:width="0.093cm" svg:height="0.424cm" svg:x="16.305cm" svg:y="7.952cm" svg:viewBox="0 0 94 425" draw:points="0,425 94,425 94,0 0,0">
          <text:p/>
        </draw:polygon>
        <draw:polygon draw:style-name="gr1" draw:text-style-name="P1" draw:layer="layout" svg:width="0.094cm" svg:height="0.424cm" svg:x="18.93cm" svg:y="7.952cm" svg:viewBox="0 0 95 425" draw:points="0,425 95,425 95,0 0,0">
          <text:p/>
        </draw:polygon>
        <draw:polygon draw:style-name="gr1" draw:text-style-name="P1" draw:layer="layout" svg:width="2.719cm" svg:height="0.516cm" svg:x="16.305cm" svg:y="8.376cm" svg:viewBox="0 0 2720 517" draw:points="0,517 2720,517 2720,0 0,0">
          <text:p/>
        </draw:polygon>
        <draw:polygon draw:style-name="gr1" draw:text-style-name="P1" draw:layer="layout" svg:width="2.532cm" svg:height="0.424cm" svg:x="16.398cm" svg:y="7.952cm" svg:viewBox="0 0 2533 425" draw:points="0,425 2533,425 2533,0 0,0">
          <text:p/>
        </draw:polygon>
        <draw:frame draw:style-name="gr2" draw:text-style-name="P2" draw:layer="layout" svg:width="0.355cm" svg:height="0.422cm" svg:x="17.576cm" svg:y="7.953cm">
          <draw:image xlink:href="Pictures/1000020100000002000000022DAD99C050283A40.png" xlink:type="simple" xlink:show="embed" xlink:actuate="onLoad">
            <text:p/>
          </draw:image>
        </draw:frame>
        <draw:polygon draw:style-name="gr3" draw:text-style-name="P3" draw:layer="layout" svg:width="0.009cm" svg:height="0.093cm" svg:x="1.998cm" svg:y="7.427cm" svg:viewBox="0 0 10 94" draw:points="0,94 10,94 10,0 0,0">
          <text:p/>
        </draw:polygon>
        <draw:polygon draw:style-name="gr3" draw:text-style-name="P3" draw:layer="layout" svg:width="4.701cm" svg:height="0.01cm" svg:x="2.007cm" svg:y="7.427cm" svg:viewBox="0 0 4702 11" draw:points="0,11 4702,11 4702,0 0,0">
          <text:p/>
        </draw:polygon>
        <draw:polygon draw:style-name="gr1" draw:text-style-name="P1" draw:layer="layout" svg:width="4.701cm" svg:height="0.084cm" svg:x="2.007cm" svg:y="7.436cm" svg:viewBox="0 0 4702 85" draw:points="0,85 4702,85 4702,0 0,0">
          <text:p/>
        </draw:polygon>
        <draw:polygon draw:style-name="gr3" draw:text-style-name="P3" draw:layer="layout" svg:width="0.008cm" svg:height="0.093cm" svg:x="6.708cm" svg:y="7.427cm" svg:viewBox="0 0 9 94" draw:points="0,94 9,94 9,0 0,0">
          <text:p/>
        </draw:polygon>
        <draw:polygon draw:style-name="gr3" draw:text-style-name="P3" draw:layer="layout" svg:width="5.574cm" svg:height="0.01cm" svg:x="6.716cm" svg:y="7.427cm" svg:viewBox="0 0 5575 11" draw:points="0,11 5575,11 5575,0 0,0">
          <text:p/>
        </draw:polygon>
        <draw:polygon draw:style-name="gr1" draw:text-style-name="P1" draw:layer="layout" svg:width="5.574cm" svg:height="0.084cm" svg:x="6.716cm" svg:y="7.436cm" svg:viewBox="0 0 5575 85" draw:points="0,85 5575,85 5575,0 0,0">
          <text:p/>
        </draw:polygon>
        <draw:polygon draw:style-name="gr3" draw:text-style-name="P3" draw:layer="layout" svg:width="0.008cm" svg:height="0.093cm" svg:x="12.29cm" svg:y="7.427cm" svg:viewBox="0 0 9 94" draw:points="0,94 9,94 9,0 0,0">
          <text:p/>
        </draw:polygon>
        <draw:polygon draw:style-name="gr3" draw:text-style-name="P3" draw:layer="layout" svg:width="3.99cm" svg:height="0.01cm" svg:x="12.298cm" svg:y="7.427cm" svg:viewBox="0 0 3991 11" draw:points="0,11 3991,11 3991,0 0,0">
          <text:p/>
        </draw:polygon>
        <draw:polygon draw:style-name="gr1" draw:text-style-name="P1" draw:layer="layout" svg:width="3.99cm" svg:height="0.084cm" svg:x="12.298cm" svg:y="7.436cm" svg:viewBox="0 0 3991 85" draw:points="0,85 3991,85 3991,0 0,0">
          <text:p/>
        </draw:polygon>
        <draw:polygon draw:style-name="gr3" draw:text-style-name="P3" draw:layer="layout" svg:width="0.008cm" svg:height="0.093cm" svg:x="16.288cm" svg:y="7.427cm" svg:viewBox="0 0 9 94" draw:points="0,94 9,94 9,0 0,0">
          <text:p/>
        </draw:polygon>
        <draw:polygon draw:style-name="gr3" draw:text-style-name="P3" draw:layer="layout" svg:width="2.72cm" svg:height="0.01cm" svg:x="16.296cm" svg:y="7.427cm" svg:viewBox="0 0 2721 11" draw:points="0,11 2721,11 2721,0 0,0">
          <text:p/>
        </draw:polygon>
        <draw:polygon draw:style-name="gr1" draw:text-style-name="P1" draw:layer="layout" svg:width="2.72cm" svg:height="0.084cm" svg:x="16.296cm" svg:y="7.436cm" svg:viewBox="0 0 2721 85" draw:points="0,85 2721,85 2721,0 0,0">
          <text:p/>
        </draw:polygon>
        <draw:polygon draw:style-name="gr3" draw:text-style-name="P3" draw:layer="layout" svg:width="0.008cm" svg:height="0.093cm" svg:x="19.016cm" svg:y="7.427cm" svg:viewBox="0 0 9 94" draw:points="0,94 9,94 9,0 0,0">
          <text:p/>
        </draw:polygon>
        <draw:polygon draw:style-name="gr1" draw:text-style-name="P1" draw:layer="layout" svg:width="4.701cm" svg:height="0.094cm" svg:x="2.007cm" svg:y="8.79cm" svg:viewBox="0 0 4702 95" draw:points="0,95 4702,95 4702,0 0,0">
          <text:p/>
        </draw:polygon>
        <draw:polygon draw:style-name="gr3" draw:text-style-name="P3" draw:layer="layout" svg:width="0.009cm" svg:height="1.372cm" svg:x="1.998cm" svg:y="7.52cm" svg:viewBox="0 0 10 1373" draw:points="0,1373 10,1373 10,0 0,0">
          <text:p/>
        </draw:polygon>
        <draw:polygon draw:style-name="gr1" draw:text-style-name="P1" draw:layer="layout" svg:width="5.582cm" svg:height="0.094cm" svg:x="6.716cm" svg:y="8.79cm" svg:viewBox="0 0 5583 95" draw:points="0,95 5583,95 5583,0 0,0">
          <text:p/>
        </draw:polygon>
        <draw:polygon draw:style-name="gr3" draw:text-style-name="P3" draw:layer="layout" svg:width="0.008cm" svg:height="1.372cm" svg:x="6.708cm" svg:y="7.52cm" svg:viewBox="0 0 9 1373" draw:points="0,1373 9,1373 9,0 0,0">
          <text:p/>
        </draw:polygon>
        <draw:polygon draw:style-name="gr1" draw:text-style-name="P1" draw:layer="layout" svg:width="3.989cm" svg:height="0.094cm" svg:x="12.307cm" svg:y="8.79cm" svg:viewBox="0 0 3990 95" draw:points="0,95 3990,95 3990,0 0,0">
          <text:p/>
        </draw:polygon>
        <draw:polygon draw:style-name="gr3" draw:text-style-name="P3" draw:layer="layout" svg:width="0.008cm" svg:height="1.372cm" svg:x="12.29cm" svg:y="7.52cm" svg:viewBox="0 0 9 1373" draw:points="0,1373 9,1373 9,0 0,0">
          <text:p/>
        </draw:polygon>
        <draw:polygon draw:style-name="gr1" draw:text-style-name="P1" draw:layer="layout" svg:width="2.719cm" svg:height="0.094cm" svg:x="16.305cm" svg:y="8.79cm" svg:viewBox="0 0 2720 95" draw:points="0,95 2720,95 2720,0 0,0">
          <text:p/>
        </draw:polygon>
        <draw:polygon draw:style-name="gr3" draw:text-style-name="P3" draw:layer="layout" svg:width="0.008cm" svg:height="1.372cm" svg:x="16.288cm" svg:y="7.52cm" svg:viewBox="0 0 9 1373" draw:points="0,1373 9,1373 9,0 0,0">
          <text:p/>
        </draw:polygon>
        <draw:polygon draw:style-name="gr3" draw:text-style-name="P3" draw:layer="layout" svg:width="0.008cm" svg:height="1.372cm" svg:x="19.016cm" svg:y="7.52cm" svg:viewBox="0 0 9 1373" draw:points="0,1373 9,1373 9,0 0,0">
          <text:p/>
        </draw:polygon>
        <draw:polygon draw:style-name="gr1" draw:text-style-name="P1" draw:layer="layout" svg:width="4.709cm" svg:height="0.516cm" svg:x="2.007cm" svg:y="8.892cm" svg:viewBox="0 0 4710 517" draw:points="0,517 4710,517 4710,0 0,0">
          <text:p/>
        </draw:polygon>
        <draw:polygon draw:style-name="gr1" draw:text-style-name="P1" draw:layer="layout" svg:width="0.093cm" svg:height="0.424cm" svg:x="2.007cm" svg:y="9.408cm" svg:viewBox="0 0 94 425" draw:points="0,425 94,425 94,0 0,0">
          <text:p/>
        </draw:polygon>
        <draw:polygon draw:style-name="gr1" draw:text-style-name="P1" draw:layer="layout" svg:width="0.093cm" svg:height="0.424cm" svg:x="6.623cm" svg:y="9.408cm" svg:viewBox="0 0 94 425" draw:points="0,425 94,425 94,0 0,0">
          <text:p/>
        </draw:polygon>
        <draw:polygon draw:style-name="gr1" draw:text-style-name="P1" draw:layer="layout" svg:width="4.709cm" svg:height="0.517cm" svg:x="2.007cm" svg:y="9.832cm" svg:viewBox="0 0 4710 518" draw:points="0,518 4710,518 4710,0 0,0">
          <text:p/>
        </draw:polygon>
        <draw:polygon draw:style-name="gr1" draw:text-style-name="P1" draw:layer="layout" svg:width="4.523cm" svg:height="0.424cm" svg:x="2.1cm" svg:y="9.408cm" svg:viewBox="0 0 4524 425" draw:points="0,425 4524,425 4524,0 0,0">
          <text:p/>
        </draw:polygon>
        <draw:frame draw:style-name="gr2" draw:text-style-name="P2" draw:layer="layout" svg:width="1.984cm" svg:height="0.422cm" svg:x="2.236cm" svg:y="9.409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0.355cm" svg:height="0.422cm" svg:x="4.125cm" svg:y="9.409cm">
          <draw:image xlink:href="Pictures/100002010000000200000002577100ABC049BCB2.png" xlink:type="simple" xlink:show="embed" xlink:actuate="onLoad">
            <text:p/>
          </draw:image>
        </draw:frame>
        <draw:frame draw:style-name="gr2" draw:text-style-name="P2" draw:layer="layout" svg:width="2.3cm" svg:height="0.422cm" svg:x="4.387cm" svg:y="9.409cm">
          <draw:image xlink:href="Pictures/100002010000000200000002577100ABC049BCB2.png" xlink:type="simple" xlink:show="embed" xlink:actuate="onLoad">
            <text:p/>
          </draw:image>
        </draw:frame>
        <draw:polygon draw:style-name="gr1" draw:text-style-name="P1" draw:layer="layout" svg:width="5.573cm" svg:height="0.093cm" svg:x="6.725cm" svg:y="8.892cm" svg:viewBox="0 0 5574 94" draw:points="0,94 5574,94 5574,0 0,0">
          <text:p/>
        </draw:polygon>
        <draw:polygon draw:style-name="gr1" draw:text-style-name="P1" draw:layer="layout" svg:width="0.093cm" svg:height="1.271cm" svg:x="6.725cm" svg:y="8.985cm" svg:viewBox="0 0 94 1272" draw:points="0,1272 94,1272 94,0 0,0">
          <text:p/>
        </draw:polygon>
        <draw:polygon draw:style-name="gr1" draw:text-style-name="P1" draw:layer="layout" svg:width="0.093cm" svg:height="1.271cm" svg:x="12.205cm" svg:y="8.985cm" svg:viewBox="0 0 94 1272" draw:points="0,1272 94,1272 94,0 0,0">
          <text:p/>
        </draw:polygon>
        <draw:polygon draw:style-name="gr1" draw:text-style-name="P1" draw:layer="layout" svg:width="5.573cm" svg:height="0.093cm" svg:x="6.725cm" svg:y="10.256cm" svg:viewBox="0 0 5574 94" draw:points="0,94 5574,94 5574,0 0,0">
          <text:p/>
        </draw:polygon>
        <draw:polygon draw:style-name="gr1" draw:text-style-name="P1" draw:layer="layout" svg:width="5.387cm" svg:height="0.423cm" svg:x="6.818cm" svg:y="8.985cm" svg:viewBox="0 0 5388 424" draw:points="0,424 5388,424 5388,0 0,0">
          <text:p/>
        </draw:polygon>
        <draw:polygon draw:style-name="gr1" draw:text-style-name="P1" draw:layer="layout" svg:width="5.387cm" svg:height="0.424cm" svg:x="6.818cm" svg:y="9.408cm" svg:viewBox="0 0 5388 425" draw:points="0,425 5388,425 5388,0 0,0">
          <text:p/>
        </draw:polygon>
        <draw:frame draw:style-name="gr2" draw:text-style-name="P2" draw:layer="layout" svg:width="0.355cm" svg:height="0.422cm" svg:x="9.419cm" svg:y="9.409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387cm" svg:height="0.424cm" svg:x="6.818cm" svg:y="9.832cm" svg:viewBox="0 0 5388 425" draw:points="0,425 5388,425 5388,0 0,0">
          <text:p/>
        </draw:polygon>
        <draw:polygon draw:style-name="gr1" draw:text-style-name="P1" draw:layer="layout" svg:width="3.989cm" svg:height="0.516cm" svg:x="12.307cm" svg:y="8.892cm" svg:viewBox="0 0 3990 517" draw:points="0,517 3990,517 3990,0 0,0">
          <text:p/>
        </draw:polygon>
        <draw:polygon draw:style-name="gr1" draw:text-style-name="P1" draw:layer="layout" svg:width="0.093cm" svg:height="0.424cm" svg:x="12.307cm" svg:y="9.408cm" svg:viewBox="0 0 94 425" draw:points="0,425 94,425 94,0 0,0">
          <text:p/>
        </draw:polygon>
        <draw:polygon draw:style-name="gr1" draw:text-style-name="P1" draw:layer="layout" svg:width="0.093cm" svg:height="0.424cm" svg:x="16.203cm" svg:y="9.408cm" svg:viewBox="0 0 94 425" draw:points="0,425 94,425 94,0 0,0">
          <text:p/>
        </draw:polygon>
        <draw:polygon draw:style-name="gr1" draw:text-style-name="P1" draw:layer="layout" svg:width="3.989cm" svg:height="0.517cm" svg:x="12.307cm" svg:y="9.832cm" svg:viewBox="0 0 3990 518" draw:points="0,518 3990,518 3990,0 0,0">
          <text:p/>
        </draw:polygon>
        <draw:polygon draw:style-name="gr1" draw:text-style-name="P1" draw:layer="layout" svg:width="3.803cm" svg:height="0.424cm" svg:x="12.4cm" svg:y="9.408cm" svg:viewBox="0 0 3804 425" draw:points="0,425 3804,425 3804,0 0,0">
          <text:p/>
        </draw:polygon>
        <draw:frame draw:style-name="gr2" draw:text-style-name="P2" draw:layer="layout" svg:width="1.25cm" svg:height="0.422cm" svg:x="13.781cm" svg:y="9.409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2.719cm" svg:height="0.516cm" svg:x="16.305cm" svg:y="8.892cm" svg:viewBox="0 0 2720 517" draw:points="0,517 2720,517 2720,0 0,0">
          <text:p/>
        </draw:polygon>
        <draw:polygon draw:style-name="gr1" draw:text-style-name="P1" draw:layer="layout" svg:width="0.093cm" svg:height="0.424cm" svg:x="16.305cm" svg:y="9.408cm" svg:viewBox="0 0 94 425" draw:points="0,425 94,425 94,0 0,0">
          <text:p/>
        </draw:polygon>
        <draw:polygon draw:style-name="gr1" draw:text-style-name="P1" draw:layer="layout" svg:width="0.094cm" svg:height="0.424cm" svg:x="18.93cm" svg:y="9.408cm" svg:viewBox="0 0 95 425" draw:points="0,425 95,425 95,0 0,0">
          <text:p/>
        </draw:polygon>
        <draw:polygon draw:style-name="gr1" draw:text-style-name="P1" draw:layer="layout" svg:width="2.719cm" svg:height="0.517cm" svg:x="16.305cm" svg:y="9.832cm" svg:viewBox="0 0 2720 518" draw:points="0,518 2720,518 2720,0 0,0">
          <text:p/>
        </draw:polygon>
        <draw:polygon draw:style-name="gr1" draw:text-style-name="P1" draw:layer="layout" svg:width="2.532cm" svg:height="0.424cm" svg:x="16.398cm" svg:y="9.408cm" svg:viewBox="0 0 2533 425" draw:points="0,425 2533,425 2533,0 0,0">
          <text:p/>
        </draw:polygon>
        <draw:frame draw:style-name="gr2" draw:text-style-name="P2" draw:layer="layout" svg:width="0.355cm" svg:height="0.422cm" svg:x="17.576cm" svg:y="9.409cm">
          <draw:image xlink:href="Pictures/1000020100000002000000022DAD99C050283A40.png" xlink:type="simple" xlink:show="embed" xlink:actuate="onLoad">
            <text:p/>
          </draw:image>
        </draw:frame>
        <draw:polygon draw:style-name="gr3" draw:text-style-name="P3" draw:layer="layout" svg:width="0.009cm" svg:height="0.093cm" svg:x="1.998cm" svg:y="8.892cm" svg:viewBox="0 0 10 94" draw:points="0,94 10,94 10,0 0,0">
          <text:p/>
        </draw:polygon>
        <draw:polygon draw:style-name="gr3" draw:text-style-name="P3" draw:layer="layout" svg:width="4.701cm" svg:height="0.008cm" svg:x="2.007cm" svg:y="8.892cm" svg:viewBox="0 0 4702 9" draw:points="0,9 4702,9 4702,0 0,0">
          <text:p/>
        </draw:polygon>
        <draw:polygon draw:style-name="gr1" draw:text-style-name="P1" draw:layer="layout" svg:width="4.701cm" svg:height="0.085cm" svg:x="2.007cm" svg:y="8.9cm" svg:viewBox="0 0 4702 86" draw:points="0,86 4702,86 4702,0 0,0">
          <text:p/>
        </draw:polygon>
        <draw:polygon draw:style-name="gr3" draw:text-style-name="P3" draw:layer="layout" svg:width="0.008cm" svg:height="0.093cm" svg:x="6.708cm" svg:y="8.892cm" svg:viewBox="0 0 9 94" draw:points="0,94 9,94 9,0 0,0">
          <text:p/>
        </draw:polygon>
        <draw:polygon draw:style-name="gr3" draw:text-style-name="P3" draw:layer="layout" svg:width="5.574cm" svg:height="0.008cm" svg:x="6.716cm" svg:y="8.892cm" svg:viewBox="0 0 5575 9" draw:points="0,9 5575,9 5575,0 0,0">
          <text:p/>
        </draw:polygon>
        <draw:polygon draw:style-name="gr1" draw:text-style-name="P1" draw:layer="layout" svg:width="5.574cm" svg:height="0.085cm" svg:x="6.716cm" svg:y="8.9cm" svg:viewBox="0 0 5575 86" draw:points="0,86 5575,86 5575,0 0,0">
          <text:p/>
        </draw:polygon>
        <draw:polygon draw:style-name="gr3" draw:text-style-name="P3" draw:layer="layout" svg:width="0.008cm" svg:height="0.093cm" svg:x="12.29cm" svg:y="8.892cm" svg:viewBox="0 0 9 94" draw:points="0,94 9,94 9,0 0,0">
          <text:p/>
        </draw:polygon>
        <draw:polygon draw:style-name="gr3" draw:text-style-name="P3" draw:layer="layout" svg:width="3.99cm" svg:height="0.008cm" svg:x="12.298cm" svg:y="8.892cm" svg:viewBox="0 0 3991 9" draw:points="0,9 3991,9 3991,0 0,0">
          <text:p/>
        </draw:polygon>
        <draw:polygon draw:style-name="gr1" draw:text-style-name="P1" draw:layer="layout" svg:width="3.99cm" svg:height="0.085cm" svg:x="12.298cm" svg:y="8.9cm" svg:viewBox="0 0 3991 86" draw:points="0,86 3991,86 3991,0 0,0">
          <text:p/>
        </draw:polygon>
        <draw:polygon draw:style-name="gr3" draw:text-style-name="P3" draw:layer="layout" svg:width="0.008cm" svg:height="0.093cm" svg:x="16.288cm" svg:y="8.892cm" svg:viewBox="0 0 9 94" draw:points="0,94 9,94 9,0 0,0">
          <text:p/>
        </draw:polygon>
        <draw:polygon draw:style-name="gr3" draw:text-style-name="P3" draw:layer="layout" svg:width="2.72cm" svg:height="0.008cm" svg:x="16.296cm" svg:y="8.892cm" svg:viewBox="0 0 2721 9" draw:points="0,9 2721,9 2721,0 0,0">
          <text:p/>
        </draw:polygon>
        <draw:polygon draw:style-name="gr1" draw:text-style-name="P1" draw:layer="layout" svg:width="2.72cm" svg:height="0.085cm" svg:x="16.296cm" svg:y="8.9cm" svg:viewBox="0 0 2721 86" draw:points="0,86 2721,86 2721,0 0,0">
          <text:p/>
        </draw:polygon>
        <draw:polygon draw:style-name="gr3" draw:text-style-name="P3" draw:layer="layout" svg:width="0.008cm" svg:height="0.093cm" svg:x="19.016cm" svg:y="8.892cm" svg:viewBox="0 0 9 94" draw:points="0,94 9,94 9,0 0,0">
          <text:p/>
        </draw:polygon>
        <draw:polygon draw:style-name="gr1" draw:text-style-name="P1" draw:layer="layout" svg:width="4.701cm" svg:height="0.093cm" svg:x="2.007cm" svg:y="10.256cm" svg:viewBox="0 0 4702 94" draw:points="0,94 4702,94 4702,0 0,0">
          <text:p/>
        </draw:polygon>
        <draw:polygon draw:style-name="gr3" draw:text-style-name="P3" draw:layer="layout" svg:width="0.009cm" svg:height="1.373cm" svg:x="1.998cm" svg:y="8.985cm" svg:viewBox="0 0 10 1374" draw:points="0,1374 10,1374 10,0 0,0">
          <text:p/>
        </draw:polygon>
        <draw:polygon draw:style-name="gr1" draw:text-style-name="P1" draw:layer="layout" svg:width="5.582cm" svg:height="0.093cm" svg:x="6.716cm" svg:y="10.256cm" svg:viewBox="0 0 5583 94" draw:points="0,94 5583,94 5583,0 0,0">
          <text:p/>
        </draw:polygon>
        <draw:polygon draw:style-name="gr3" draw:text-style-name="P3" draw:layer="layout" svg:width="0.008cm" svg:height="1.373cm" svg:x="6.708cm" svg:y="8.985cm" svg:viewBox="0 0 9 1374" draw:points="0,1374 9,1374 9,0 0,0">
          <text:p/>
        </draw:polygon>
        <draw:polygon draw:style-name="gr1" draw:text-style-name="P1" draw:layer="layout" svg:width="3.989cm" svg:height="0.093cm" svg:x="12.307cm" svg:y="10.256cm" svg:viewBox="0 0 3990 94" draw:points="0,94 3990,94 3990,0 0,0">
          <text:p/>
        </draw:polygon>
        <draw:polygon draw:style-name="gr3" draw:text-style-name="P3" draw:layer="layout" svg:width="0.008cm" svg:height="1.373cm" svg:x="12.29cm" svg:y="8.985cm" svg:viewBox="0 0 9 1374" draw:points="0,1374 9,1374 9,0 0,0">
          <text:p/>
        </draw:polygon>
        <draw:polygon draw:style-name="gr1" draw:text-style-name="P1" draw:layer="layout" svg:width="2.719cm" svg:height="0.093cm" svg:x="16.305cm" svg:y="10.256cm" svg:viewBox="0 0 2720 94" draw:points="0,94 2720,94 2720,0 0,0">
          <text:p/>
        </draw:polygon>
        <draw:polygon draw:style-name="gr3" draw:text-style-name="P3" draw:layer="layout" svg:width="0.008cm" svg:height="1.373cm" svg:x="16.288cm" svg:y="8.985cm" svg:viewBox="0 0 9 1374" draw:points="0,1374 9,1374 9,0 0,0">
          <text:p/>
        </draw:polygon>
        <draw:polygon draw:style-name="gr3" draw:text-style-name="P3" draw:layer="layout" svg:width="0.008cm" svg:height="1.373cm" svg:x="19.016cm" svg:y="8.985cm" svg:viewBox="0 0 9 1374" draw:points="0,1374 9,1374 9,0 0,0">
          <text:p/>
        </draw:polygon>
        <draw:polygon draw:style-name="gr1" draw:text-style-name="P1" draw:layer="layout" svg:width="4.709cm" svg:height="0.516cm" svg:x="2.007cm" svg:y="10.358cm" svg:viewBox="0 0 4710 517" draw:points="0,517 4710,517 4710,0 0,0">
          <text:p/>
        </draw:polygon>
        <draw:polygon draw:style-name="gr1" draw:text-style-name="P1" draw:layer="layout" svg:width="0.093cm" svg:height="0.424cm" svg:x="2.007cm" svg:y="10.874cm" svg:viewBox="0 0 94 425" draw:points="0,425 94,425 94,0 0,0">
          <text:p/>
        </draw:polygon>
        <draw:polygon draw:style-name="gr1" draw:text-style-name="P1" draw:layer="layout" svg:width="0.093cm" svg:height="0.424cm" svg:x="6.623cm" svg:y="10.874cm" svg:viewBox="0 0 94 425" draw:points="0,425 94,425 94,0 0,0">
          <text:p/>
        </draw:polygon>
        <draw:polygon draw:style-name="gr1" draw:text-style-name="P1" draw:layer="layout" svg:width="4.709cm" svg:height="0.516cm" svg:x="2.007cm" svg:y="11.298cm" svg:viewBox="0 0 4710 517" draw:points="0,517 4710,517 4710,0 0,0">
          <text:p/>
        </draw:polygon>
        <draw:polygon draw:style-name="gr1" draw:text-style-name="P1" draw:layer="layout" svg:width="4.523cm" svg:height="0.424cm" svg:x="2.1cm" svg:y="10.874cm" svg:viewBox="0 0 4524 425" draw:points="0,425 4524,425 4524,0 0,0">
          <text:p/>
        </draw:polygon>
        <draw:frame draw:style-name="gr2" draw:text-style-name="P2" draw:layer="layout" svg:width="2.002cm" svg:height="0.422cm" svg:x="2.651cm" svg:y="10.875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0.372cm" svg:height="0.422cm" svg:x="4.548cm" svg:y="10.875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1.413cm" svg:height="0.422cm" svg:x="4.819cm" svg:y="10.875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573cm" svg:height="0.093cm" svg:x="6.725cm" svg:y="10.358cm" svg:viewBox="0 0 5574 94" draw:points="0,94 5574,94 5574,0 0,0">
          <text:p/>
        </draw:polygon>
        <draw:polygon draw:style-name="gr1" draw:text-style-name="P1" draw:layer="layout" svg:width="0.093cm" svg:height="1.27cm" svg:x="6.725cm" svg:y="10.451cm" svg:viewBox="0 0 94 1271" draw:points="0,1271 94,1271 94,0 0,0">
          <text:p/>
        </draw:polygon>
        <draw:polygon draw:style-name="gr1" draw:text-style-name="P1" draw:layer="layout" svg:width="0.093cm" svg:height="1.27cm" svg:x="12.205cm" svg:y="10.451cm" svg:viewBox="0 0 94 1271" draw:points="0,1271 94,1271 94,0 0,0">
          <text:p/>
        </draw:polygon>
        <draw:polygon draw:style-name="gr1" draw:text-style-name="P1" draw:layer="layout" svg:width="5.573cm" svg:height="0.093cm" svg:x="6.725cm" svg:y="11.721cm" svg:viewBox="0 0 5574 94" draw:points="0,94 5574,94 5574,0 0,0">
          <text:p/>
        </draw:polygon>
        <draw:polygon draw:style-name="gr1" draw:text-style-name="P1" draw:layer="layout" svg:width="5.387cm" svg:height="0.423cm" svg:x="6.818cm" svg:y="10.451cm" svg:viewBox="0 0 5388 424" draw:points="0,424 5388,424 5388,0 0,0">
          <text:p/>
        </draw:polygon>
        <draw:polygon draw:style-name="gr1" draw:text-style-name="P1" draw:layer="layout" svg:width="5.387cm" svg:height="0.424cm" svg:x="6.818cm" svg:y="10.874cm" svg:viewBox="0 0 5388 425" draw:points="0,425 5388,425 5388,0 0,0">
          <text:p/>
        </draw:polygon>
        <draw:frame draw:style-name="gr2" draw:text-style-name="P2" draw:layer="layout" svg:width="0.355cm" svg:height="0.422cm" svg:x="9.419cm" svg:y="10.875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387cm" svg:height="0.423cm" svg:x="6.818cm" svg:y="11.298cm" svg:viewBox="0 0 5388 424" draw:points="0,424 5388,424 5388,0 0,0">
          <text:p/>
        </draw:polygon>
        <draw:polygon draw:style-name="gr1" draw:text-style-name="P1" draw:layer="layout" svg:width="3.989cm" svg:height="0.516cm" svg:x="12.307cm" svg:y="10.358cm" svg:viewBox="0 0 3990 517" draw:points="0,517 3990,517 3990,0 0,0">
          <text:p/>
        </draw:polygon>
        <draw:polygon draw:style-name="gr1" draw:text-style-name="P1" draw:layer="layout" svg:width="0.093cm" svg:height="0.424cm" svg:x="12.307cm" svg:y="10.874cm" svg:viewBox="0 0 94 425" draw:points="0,425 94,425 94,0 0,0">
          <text:p/>
        </draw:polygon>
        <draw:polygon draw:style-name="gr1" draw:text-style-name="P1" draw:layer="layout" svg:width="0.093cm" svg:height="0.424cm" svg:x="16.203cm" svg:y="10.874cm" svg:viewBox="0 0 94 425" draw:points="0,425 94,425 94,0 0,0">
          <text:p/>
        </draw:polygon>
        <draw:polygon draw:style-name="gr1" draw:text-style-name="P1" draw:layer="layout" svg:width="3.989cm" svg:height="0.516cm" svg:x="12.307cm" svg:y="11.298cm" svg:viewBox="0 0 3990 517" draw:points="0,517 3990,517 3990,0 0,0">
          <text:p/>
        </draw:polygon>
        <draw:polygon draw:style-name="gr1" draw:text-style-name="P1" draw:layer="layout" svg:width="3.803cm" svg:height="0.424cm" svg:x="12.4cm" svg:y="10.874cm" svg:viewBox="0 0 3804 425" draw:points="0,425 3804,425 3804,0 0,0">
          <text:p/>
        </draw:polygon>
        <draw:frame draw:style-name="gr2" draw:text-style-name="P2" draw:layer="layout" svg:width="1.25cm" svg:height="0.422cm" svg:x="13.781cm" svg:y="10.875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2.719cm" svg:height="0.516cm" svg:x="16.305cm" svg:y="10.358cm" svg:viewBox="0 0 2720 517" draw:points="0,517 2720,517 2720,0 0,0">
          <text:p/>
        </draw:polygon>
        <draw:polygon draw:style-name="gr1" draw:text-style-name="P1" draw:layer="layout" svg:width="0.093cm" svg:height="0.424cm" svg:x="16.305cm" svg:y="10.874cm" svg:viewBox="0 0 94 425" draw:points="0,425 94,425 94,0 0,0">
          <text:p/>
        </draw:polygon>
        <draw:polygon draw:style-name="gr1" draw:text-style-name="P1" draw:layer="layout" svg:width="0.094cm" svg:height="0.424cm" svg:x="18.93cm" svg:y="10.874cm" svg:viewBox="0 0 95 425" draw:points="0,425 95,425 95,0 0,0">
          <text:p/>
        </draw:polygon>
        <draw:polygon draw:style-name="gr1" draw:text-style-name="P1" draw:layer="layout" svg:width="2.719cm" svg:height="0.516cm" svg:x="16.305cm" svg:y="11.298cm" svg:viewBox="0 0 2720 517" draw:points="0,517 2720,517 2720,0 0,0">
          <text:p/>
        </draw:polygon>
        <draw:polygon draw:style-name="gr1" draw:text-style-name="P1" draw:layer="layout" svg:width="2.532cm" svg:height="0.424cm" svg:x="16.398cm" svg:y="10.874cm" svg:viewBox="0 0 2533 425" draw:points="0,425 2533,425 2533,0 0,0">
          <text:p/>
        </draw:polygon>
        <draw:frame draw:style-name="gr2" draw:text-style-name="P2" draw:layer="layout" svg:width="0.355cm" svg:height="0.422cm" svg:x="17.576cm" svg:y="10.875cm">
          <draw:image xlink:href="Pictures/1000020100000002000000022DAD99C050283A40.png" xlink:type="simple" xlink:show="embed" xlink:actuate="onLoad">
            <text:p/>
          </draw:image>
        </draw:frame>
        <draw:polygon draw:style-name="gr3" draw:text-style-name="P3" draw:layer="layout" svg:width="0.009cm" svg:height="0.093cm" svg:x="1.998cm" svg:y="10.358cm" svg:viewBox="0 0 10 94" draw:points="0,94 10,94 10,0 0,0">
          <text:p/>
        </draw:polygon>
        <draw:polygon draw:style-name="gr3" draw:text-style-name="P3" draw:layer="layout" svg:width="4.701cm" svg:height="0.008cm" svg:x="2.007cm" svg:y="10.358cm" svg:viewBox="0 0 4702 9" draw:points="0,9 4702,9 4702,0 0,0">
          <text:p/>
        </draw:polygon>
        <draw:polygon draw:style-name="gr1" draw:text-style-name="P1" draw:layer="layout" svg:width="4.701cm" svg:height="0.085cm" svg:x="2.007cm" svg:y="10.366cm" svg:viewBox="0 0 4702 86" draw:points="0,86 4702,86 4702,0 0,0">
          <text:p/>
        </draw:polygon>
        <draw:polygon draw:style-name="gr3" draw:text-style-name="P3" draw:layer="layout" svg:width="0.008cm" svg:height="0.093cm" svg:x="6.708cm" svg:y="10.358cm" svg:viewBox="0 0 9 94" draw:points="0,94 9,94 9,0 0,0">
          <text:p/>
        </draw:polygon>
        <draw:polygon draw:style-name="gr3" draw:text-style-name="P3" draw:layer="layout" svg:width="5.574cm" svg:height="0.008cm" svg:x="6.716cm" svg:y="10.358cm" svg:viewBox="0 0 5575 9" draw:points="0,9 5575,9 5575,0 0,0">
          <text:p/>
        </draw:polygon>
        <draw:polygon draw:style-name="gr1" draw:text-style-name="P1" draw:layer="layout" svg:width="5.574cm" svg:height="0.085cm" svg:x="6.716cm" svg:y="10.366cm" svg:viewBox="0 0 5575 86" draw:points="0,86 5575,86 5575,0 0,0">
          <text:p/>
        </draw:polygon>
        <draw:polygon draw:style-name="gr3" draw:text-style-name="P3" draw:layer="layout" svg:width="0.008cm" svg:height="0.093cm" svg:x="12.29cm" svg:y="10.358cm" svg:viewBox="0 0 9 94" draw:points="0,94 9,94 9,0 0,0">
          <text:p/>
        </draw:polygon>
        <draw:polygon draw:style-name="gr3" draw:text-style-name="P3" draw:layer="layout" svg:width="3.99cm" svg:height="0.008cm" svg:x="12.298cm" svg:y="10.358cm" svg:viewBox="0 0 3991 9" draw:points="0,9 3991,9 3991,0 0,0">
          <text:p/>
        </draw:polygon>
        <draw:polygon draw:style-name="gr1" draw:text-style-name="P1" draw:layer="layout" svg:width="3.99cm" svg:height="0.085cm" svg:x="12.298cm" svg:y="10.366cm" svg:viewBox="0 0 3991 86" draw:points="0,86 3991,86 3991,0 0,0">
          <text:p/>
        </draw:polygon>
        <draw:polygon draw:style-name="gr3" draw:text-style-name="P3" draw:layer="layout" svg:width="0.008cm" svg:height="0.093cm" svg:x="16.288cm" svg:y="10.358cm" svg:viewBox="0 0 9 94" draw:points="0,94 9,94 9,0 0,0">
          <text:p/>
        </draw:polygon>
        <draw:polygon draw:style-name="gr3" draw:text-style-name="P3" draw:layer="layout" svg:width="2.72cm" svg:height="0.008cm" svg:x="16.296cm" svg:y="10.358cm" svg:viewBox="0 0 2721 9" draw:points="0,9 2721,9 2721,0 0,0">
          <text:p/>
        </draw:polygon>
        <draw:polygon draw:style-name="gr1" draw:text-style-name="P1" draw:layer="layout" svg:width="2.72cm" svg:height="0.085cm" svg:x="16.296cm" svg:y="10.366cm" svg:viewBox="0 0 2721 86" draw:points="0,86 2721,86 2721,0 0,0">
          <text:p/>
        </draw:polygon>
        <draw:polygon draw:style-name="gr3" draw:text-style-name="P3" draw:layer="layout" svg:width="0.008cm" svg:height="0.093cm" svg:x="19.016cm" svg:y="10.358cm" svg:viewBox="0 0 9 94" draw:points="0,94 9,94 9,0 0,0">
          <text:p/>
        </draw:polygon>
        <draw:polygon draw:style-name="gr1" draw:text-style-name="P1" draw:layer="layout" svg:width="4.701cm" svg:height="0.093cm" svg:x="2.007cm" svg:y="11.721cm" svg:viewBox="0 0 4702 94" draw:points="0,94 4702,94 4702,0 0,0">
          <text:p/>
        </draw:polygon>
        <draw:polygon draw:style-name="gr3" draw:text-style-name="P3" draw:layer="layout" svg:width="0.009cm" svg:height="1.371cm" svg:x="1.998cm" svg:y="10.451cm" svg:viewBox="0 0 10 1372" draw:points="0,1372 10,1372 10,0 0,0">
          <text:p/>
        </draw:polygon>
        <draw:polygon draw:style-name="gr3" draw:text-style-name="P3" draw:layer="layout" svg:width="0.009cm" svg:height="0.009cm" svg:x="1.998cm" svg:y="11.822cm" svg:viewBox="0 0 10 10" draw:points="0,10 10,10 10,0 0,0">
          <text:p/>
        </draw:polygon>
        <draw:polygon draw:style-name="gr3" draw:text-style-name="P3" draw:layer="layout" svg:width="0.009cm" svg:height="0.009cm" svg:x="1.998cm" svg:y="11.822cm" svg:viewBox="0 0 10 10" draw:points="0,10 10,10 10,0 0,0">
          <text:p/>
        </draw:polygon>
        <draw:polygon draw:style-name="gr3" draw:text-style-name="P3" draw:layer="layout" svg:width="4.701cm" svg:height="0.009cm" svg:x="2.007cm" svg:y="11.822cm" svg:viewBox="0 0 4702 10" draw:points="0,10 4702,10 4702,0 0,0">
          <text:p/>
        </draw:polygon>
        <draw:polygon draw:style-name="gr1" draw:text-style-name="P1" draw:layer="layout" svg:width="5.582cm" svg:height="0.093cm" svg:x="6.716cm" svg:y="11.721cm" svg:viewBox="0 0 5583 94" draw:points="0,94 5583,94 5583,0 0,0">
          <text:p/>
        </draw:polygon>
        <draw:polygon draw:style-name="gr3" draw:text-style-name="P3" draw:layer="layout" svg:width="0.008cm" svg:height="1.371cm" svg:x="6.708cm" svg:y="10.451cm" svg:viewBox="0 0 9 1372" draw:points="0,1372 9,1372 9,0 0,0">
          <text:p/>
        </draw:polygon>
        <draw:polygon draw:style-name="gr3" draw:text-style-name="P3" draw:layer="layout" svg:width="0.008cm" svg:height="0.009cm" svg:x="6.708cm" svg:y="11.822cm" svg:viewBox="0 0 9 10" draw:points="0,10 9,10 9,0 0,0">
          <text:p/>
        </draw:polygon>
        <draw:polygon draw:style-name="gr3" draw:text-style-name="P3" draw:layer="layout" svg:width="5.574cm" svg:height="0.009cm" svg:x="6.716cm" svg:y="11.822cm" svg:viewBox="0 0 5575 10" draw:points="0,10 5575,10 5575,0 0,0">
          <text:p/>
        </draw:polygon>
        <draw:polygon draw:style-name="gr1" draw:text-style-name="P1" draw:layer="layout" svg:width="3.989cm" svg:height="0.093cm" svg:x="12.307cm" svg:y="11.721cm" svg:viewBox="0 0 3990 94" draw:points="0,94 3990,94 3990,0 0,0">
          <text:p/>
        </draw:polygon>
        <draw:polygon draw:style-name="gr3" draw:text-style-name="P3" draw:layer="layout" svg:width="0.008cm" svg:height="1.371cm" svg:x="12.29cm" svg:y="10.451cm" svg:viewBox="0 0 9 1372" draw:points="0,1372 9,1372 9,0 0,0">
          <text:p/>
        </draw:polygon>
        <draw:polygon draw:style-name="gr3" draw:text-style-name="P3" draw:layer="layout" svg:width="0.008cm" svg:height="0.009cm" svg:x="12.29cm" svg:y="11.822cm" svg:viewBox="0 0 9 10" draw:points="0,10 9,10 9,0 0,0">
          <text:p/>
        </draw:polygon>
        <draw:polygon draw:style-name="gr3" draw:text-style-name="P3" draw:layer="layout" svg:width="3.99cm" svg:height="0.009cm" svg:x="12.298cm" svg:y="11.822cm" svg:viewBox="0 0 3991 10" draw:points="0,10 3991,10 3991,0 0,0">
          <text:p/>
        </draw:polygon>
        <draw:polygon draw:style-name="gr1" draw:text-style-name="P1" draw:layer="layout" svg:width="2.719cm" svg:height="0.093cm" svg:x="16.305cm" svg:y="11.721cm" svg:viewBox="0 0 2720 94" draw:points="0,94 2720,94 2720,0 0,0">
          <text:p/>
        </draw:polygon>
        <draw:polygon draw:style-name="gr3" draw:text-style-name="P3" draw:layer="layout" svg:width="0.008cm" svg:height="1.371cm" svg:x="16.288cm" svg:y="10.451cm" svg:viewBox="0 0 9 1372" draw:points="0,1372 9,1372 9,0 0,0">
          <text:p/>
        </draw:polygon>
        <draw:polygon draw:style-name="gr3" draw:text-style-name="P3" draw:layer="layout" svg:width="0.008cm" svg:height="0.009cm" svg:x="16.288cm" svg:y="11.822cm" svg:viewBox="0 0 9 10" draw:points="0,10 9,10 9,0 0,0">
          <text:p/>
        </draw:polygon>
        <draw:polygon draw:style-name="gr3" draw:text-style-name="P3" draw:layer="layout" svg:width="2.72cm" svg:height="0.009cm" svg:x="16.296cm" svg:y="11.822cm" svg:viewBox="0 0 2721 10" draw:points="0,10 2721,10 2721,0 0,0">
          <text:p/>
        </draw:polygon>
        <draw:polygon draw:style-name="gr3" draw:text-style-name="P3" draw:layer="layout" svg:width="0.008cm" svg:height="1.371cm" svg:x="19.016cm" svg:y="10.451cm" svg:viewBox="0 0 9 1372" draw:points="0,1372 9,1372 9,0 0,0">
          <text:p/>
        </draw:polygon>
        <draw:polygon draw:style-name="gr3" draw:text-style-name="P3" draw:layer="layout" svg:width="0.008cm" svg:height="0.009cm" svg:x="19.016cm" svg:y="11.822cm" svg:viewBox="0 0 9 10" draw:points="0,10 9,10 9,0 0,0">
          <text:p/>
        </draw:polygon>
        <draw:polygon draw:style-name="gr3" draw:text-style-name="P3" draw:layer="layout" svg:width="0.008cm" svg:height="0.009cm" svg:x="19.016cm" svg:y="11.822cm" svg:viewBox="0 0 9 10" draw:points="0,10 9,10 9,0 0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 Mono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9cm" fo:margin-right="1cm" fo:page-width="20.997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04"/>
    <meta:generator>LibreOffice/5.2.3.3$Linux_X86_64 LibreOffice_project/20m0$Build-3</meta:generator>
  </office:meta>
</office:document-meta>
</file>